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5207c9a4.jpg"/>
  <manifest:file-entry manifest:media-type="" manifest:full-path="Pictures/EMB00005207c9a5.png"/>
  <manifest:file-entry manifest:media-type="" manifest:full-path="Pictures/EMB00005207c9a6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견명조" style:name="HY견명조"/>
    <style:font-face svg:font-family="HY신명조" style:name="HY신명조"/>
    <style:font-face svg:font-family="HY중고딕" style:name="HY중고딕"/>
    <style:font-face svg:font-family="Times New Roman" style:name="Times New Roman"/>
    <style:font-face svg:font-family="굴림체" style:name="굴림체"/>
    <style:font-face svg:font-family="맑은 고딕" style:name="맑은 고딕"/>
    <style:font-face svg:font-family="바탕체" style:name="바탕체"/>
    <style:font-face svg:font-family="한컴바탕" style:name="한컴바탕"/>
    <style:font-face svg:font-family="함초롬돋움" style:name="함초롬돋움"/>
    <style:font-face svg:font-family="함초롬바탕" style:name="함초롬바탕"/>
  </office:font-face-decls>
  <office:automatic-styles>
    <style:style style:name="T4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6.218cm" table:align="left" fo:margin="0cm" style:shadow="none" style:may-break-between-rows="true" table:border-model="collapsing"/>
    </style:style>
    <style:style style:name="Table1.A" style:family="table-column">
      <style:table-column-properties style:column-width="3.708cm"/>
    </style:style>
    <style:style style:name="Table1.B" style:family="table-column">
      <style:table-column-properties style:column-width="2.510cm"/>
    </style:style>
    <style:style style:name="Table1.1" style:family="table-row">
      <style:table-row-properties style:min-row-height="22.24pt" fo:keep-together="auto"/>
    </style:style>
    <style:style style:name="Table1.A1" style:family="table-cell">
      <style:table-cell-properties style:vertical-align="middle" style:shadow="none" fo:background-color="#bbbbbb" fo:border-top="0.07cm double #000000" fo:border-bottom="0.07cm double #000000" fo:border-left="0.07cm double #000000" fo:border-right="0.012cm solid #000000" style:border-line-width-top="0.023cm 0.012cm 0.023cm" style:border-line-width-bottom="0.023cm 0.012cm 0.023cm" style:border-line-width-left="0.023cm 0.012cm 0.023cm" fo:padding="0.050cm"/>
    </style:style>
    <style:style style:name="Table1.B1" style:family="table-cell">
      <style:table-cell-properties style:vertical-align="middle" style:shadow="none" fo:background-color="#bbbbbb" fo:border-top="0.07cm double #000000" fo:border-bottom="0.07cm double #000000" fo:border-left="0.012cm solid #000000" fo:border-right="0.07cm double #000000" style:border-line-width-top="0.023cm 0.012cm 0.023cm" style:border-line-width-bottom="0.023cm 0.012cm 0.023cm" style:border-line-width-right="0.023cm 0.012cm 0.023cm" fo:padding="0.050cm"/>
    </style:style>
    <style:style style:name="P19_0_MS1_b3" style:parent-style-name="Standard" style:master-page-name="Standard" style:family="paragraph">
      <style:paragraph-properties fo:line-height="106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able2" style:family="table">
      <style:table-properties style:width="16.099cm" table:align="left" fo:margin="0cm" style:shadow="none" style:may-break-between-rows="false" table:border-model="collapsing"/>
    </style:style>
    <style:style style:name="Table2.A" style:family="table-column">
      <style:table-column-properties style:column-width="1.599cm"/>
    </style:style>
    <style:style style:name="Table2.B" style:family="table-column">
      <style:table-column-properties style:column-width="3.402cm"/>
    </style:style>
    <style:style style:name="Table2.C" style:family="table-column">
      <style:table-column-properties style:column-width="0.289cm"/>
    </style:style>
    <style:style style:name="Table2.D" style:family="table-column">
      <style:table-column-properties style:column-width="1.576cm"/>
    </style:style>
    <style:style style:name="Table2.E" style:family="table-column">
      <style:table-column-properties style:column-width="1.126cm"/>
    </style:style>
    <style:style style:name="Table2.F" style:family="table-column">
      <style:table-column-properties style:column-width="1.858cm"/>
    </style:style>
    <style:style style:name="Table2.G" style:family="table-column">
      <style:table-column-properties style:column-width="0.845cm"/>
    </style:style>
    <style:style style:name="Table2.H" style:family="table-column">
      <style:table-column-properties style:column-width="0.737cm"/>
    </style:style>
    <style:style style:name="Table2.I" style:family="table-column">
      <style:table-column-properties style:column-width="1.965cm"/>
    </style:style>
    <style:style style:name="Table2.J" style:family="table-column">
      <style:table-column-properties style:column-width="1.020cm"/>
    </style:style>
    <style:style style:name="Table2.K" style:family="table-column">
      <style:table-column-properties style:column-width="1.682cm"/>
    </style:style>
    <style:style style:name="Table2.1" style:family="table-row">
      <style:table-row-properties style:min-row-height="12.80pt" fo:keep-together="auto"/>
    </style:style>
    <style:style style:name="Table2.A1" style:family="table-cell">
      <style:table-cell-properties style:vertical-align="middle" style:shadow="none" fo:border-top="0.04cm solid #000000" fo:border-bottom="0.012cm solid #000000" fo:border-left="0.04cm solid #000000" fo:border-right="0.012cm solid #000000" fo:padding="0.049cm"/>
    </style:style>
    <style:style style:name="Table2.B1" style:family="table-cell">
      <style:table-cell-properties style:vertical-align="middle" style:shadow="none" fo:border-top="0.04cm solid #000000" fo:border-bottom="0.012cm solid #000000" fo:border-left="0.012cm solid #000000" fo:border-right="none" fo:padding="0.049cm"/>
    </style:style>
    <style:style style:name="Table2.C1" style:family="table-cell">
      <style:table-cell-properties style:vertical-align="middle" style:shadow="none" fo:border-top="none" fo:border-bottom="none" fo:border-left="0.04cm solid #000000" fo:border-right="0.04cm solid #000000" fo:padding="0.049cm"/>
    </style:style>
    <style:style style:name="Table2.D1" style:family="table-cell">
      <style:table-cell-properties style:vertical-align="middle" style:shadow="none" fo:border-top="0.04cm solid #000000" fo:border-bottom="0.012cm solid #000000" fo:border-left="0.04cm solid #000000" fo:border-right="0.01cm solid #000000" fo:padding="0.049cm"/>
    </style:style>
    <style:style style:name="Table2.F1" style:family="table-cell">
      <style:table-cell-properties style:vertical-align="middle" style:shadow="none" fo:border-top="0.04cm solid #000000" fo:border-bottom="0.012cm solid #000000" fo:border-left="0.01cm solid #000000" fo:border-right="0.01cm solid #000000" fo:padding="0.049cm"/>
    </style:style>
    <style:style style:name="Table2.H1" style:family="table-cell">
      <style:table-cell-properties style:vertical-align="middle" style:shadow="none" fo:border-top="0.04cm solid #000000" fo:border-bottom="0.012cm solid #000000" fo:border-left="0.01cm solid #000000" fo:border-right="0.01cm solid #000000" fo:padding="0.049cm"/>
    </style:style>
    <style:style style:name="Table2.J1" style:family="table-cell">
      <style:table-cell-properties style:vertical-align="middle" style:shadow="none" fo:border-top="0.04cm solid #000000" fo:border-bottom="0.012cm solid #000000" fo:border-left="0.01cm solid #000000" fo:border-right="0.04cm solid #000000" fo:padding="0.049cm"/>
    </style:style>
    <style:style style:name="Table2.2" style:family="table-row">
      <style:table-row-properties style:min-row-height="11.20pt" fo:keep-together="auto"/>
    </style:style>
    <style:style style:name="Table2.C2" style:family="table-cell">
      <style:table-cell-properties style:vertical-align="middle" style:shadow="none" fo:border-top="none" fo:border-bottom="none" fo:border-left="0.04cm solid #000000" fo:border-right="0.04cm solid #000000" fo:padding="0.049cm"/>
    </style:style>
    <style:style style:name="Table2.3" style:family="table-row">
      <style:table-row-properties style:min-row-height="24.00pt" fo:keep-together="auto"/>
    </style:style>
    <style:style style:name="Table2.A3" style:family="table-cell">
      <style:table-cell-properties style:vertical-align="middle" style:shadow="none" fo:border-top="0.012cm solid #000000" fo:border-bottom="0.012cm solid #000000" fo:border-left="0.04cm solid #000000" fo:border-right="0.012cm solid #000000" fo:padding="0.049cm"/>
    </style:style>
    <style:style style:name="Table2.B3" style:family="table-cell">
      <style:table-cell-properties style:vertical-align="middle" style:shadow="none" fo:border-top="0.012cm solid #000000" fo:border-bottom="0.012cm solid #000000" fo:border-left="0.012cm solid #000000" fo:border-right="0.04cm solid #000000" fo:padding="0.049cm"/>
    </style:style>
    <style:style style:name="Table2.D3" style:family="table-cell">
      <style:table-cell-properties style:vertical-align="middle" style:shadow="none" fo:border-top="0.012cm solid #000000" fo:border-bottom="none" fo:border-left="0.04cm solid #000000" fo:border-right="0.01cm solid #000000" fo:padding="0.049cm"/>
    </style:style>
    <style:style style:name="Table2.F3" style:family="table-cell">
      <style:table-cell-properties style:vertical-align="middle" style:shadow="none" fo:border-top="0.012cm solid #000000" fo:border-bottom="none" fo:border-left="0.01cm solid #000000" fo:border-right="0.01cm solid #000000" fo:padding="0.049cm"/>
    </style:style>
    <style:style style:name="Table2.H3" style:family="table-cell">
      <style:table-cell-properties style:vertical-align="middle" style:shadow="none" fo:border-top="0.012cm solid #000000" fo:border-bottom="none" fo:border-left="0.01cm solid #000000" fo:border-right="0.01cm solid #000000" fo:padding="0.049cm"/>
    </style:style>
    <style:style style:name="Table2.J3" style:family="table-cell">
      <style:table-cell-properties style:vertical-align="middle" style:shadow="none" fo:border-top="0.012cm solid #000000" fo:border-bottom="none" fo:border-left="0.01cm solid #000000" fo:border-right="0.04cm solid #000000" fo:padding="0.049cm"/>
    </style:style>
    <style:style style:name="Table2.4" style:family="table-row">
      <style:table-row-properties style:min-row-height="24.00pt" fo:keep-together="auto"/>
    </style:style>
    <style:style style:name="Table2.A4" style:family="table-cell">
      <style:table-cell-properties style:vertical-align="middle" style:shadow="none" fo:border-top="0.012cm solid #000000" fo:border-bottom="0.012cm solid #000000" fo:border-left="0.04cm solid #000000" fo:border-right="0.012cm solid #000000" fo:padding="0.049cm"/>
    </style:style>
    <style:style style:name="Table2.B4" style:family="table-cell">
      <style:table-cell-properties style:vertical-align="middle" style:shadow="none" fo:border-top="0.012cm solid #000000" fo:border-bottom="0.012cm solid #000000" fo:border-left="0.012cm solid #000000" fo:border-right="0.04cm solid #000000" fo:padding="0.049cm"/>
    </style:style>
    <style:style style:name="Table2.D4" style:family="table-cell">
      <style:table-cell-properties style:vertical-align="middle" style:shadow="none" fo:border-top="none" fo:border-bottom="0.01cm solid #000000" fo:border-left="0.04cm solid #000000" fo:border-right="0.01cm solid #000000" fo:padding="0.049cm"/>
    </style:style>
    <style:style style:name="Table2.F4" style:family="table-cell">
      <style:table-cell-properties style:vertical-align="middle" style:shadow="none" fo:border-top="none" fo:border-bottom="0.01cm solid #000000" fo:border-left="0.01cm solid #000000" fo:border-right="0.01cm solid #000000" fo:padding="0.049cm"/>
    </style:style>
    <style:style style:name="Table2.H4" style:family="table-cell">
      <style:table-cell-properties style:vertical-align="middle" style:shadow="none" fo:border-top="none" fo:border-bottom="0.01cm solid #000000" fo:border-left="0.01cm solid #000000" fo:border-right="0.01cm solid #000000" fo:padding="0.049cm"/>
    </style:style>
    <style:style style:name="Table2.J4" style:family="table-cell">
      <style:table-cell-properties style:vertical-align="middle" style:shadow="none" fo:border-top="none" fo:border-bottom="0.01cm solid #000000" fo:border-left="0.01cm solid #000000" fo:border-right="0.04cm solid #000000" fo:padding="0.049cm"/>
    </style:style>
    <style:style style:name="Table2.5" style:family="table-row">
      <style:table-row-properties style:min-row-height="21.27pt" fo:keep-together="auto"/>
    </style:style>
    <style:style style:name="Table2.A5" style:family="table-cell">
      <style:table-cell-properties style:vertical-align="middle" style:shadow="none" fo:border-top="0.012cm solid #000000" fo:border-bottom="0.04cm solid #000000" fo:border-left="0.04cm solid #000000" fo:border-right="0.012cm solid #000000" fo:padding="0.049cm"/>
    </style:style>
    <style:style style:name="Table2.B5" style:family="table-cell">
      <style:table-cell-properties style:vertical-align="middle" style:shadow="none" fo:border-top="0.012cm solid #000000" fo:border-bottom="0.04cm solid #000000" fo:border-left="0.012cm solid #000000" fo:border-right="0.04cm solid #000000" fo:padding="0.049cm"/>
    </style:style>
    <style:style style:name="Table2.C5" style:family="table-cell">
      <style:table-cell-properties style:vertical-align="middle" style:shadow="none" fo:border-top="none" fo:border-bottom="none" fo:border-left="none" fo:border-right="0.04cm solid #000000" fo:padding="0.049cm"/>
    </style:style>
    <style:style style:name="Table2.D5" style:family="table-cell">
      <style:table-cell-properties style:vertical-align="middle" style:shadow="none" fo:border-top="0.01cm solid #000000" fo:border-bottom="0.04cm solid #000000" fo:border-left="0.04cm solid #000000" fo:border-right="0.012cm solid #000000" fo:padding="0.049cm"/>
    </style:style>
    <style:style style:name="Table2.E5" style:family="table-cell">
      <style:table-cell-properties style:vertical-align="middle" style:shadow="none" fo:border-top="0.01cm solid #000000" fo:border-bottom="none" fo:border-left="0.012cm solid #000000" fo:border-right="none" fo:padding="0.049cm"/>
    </style:style>
    <style:style style:name="Table2.G5" style:family="table-cell">
      <style:table-cell-properties style:vertical-align="middle" style:shadow="none" fo:border-top="0.01cm solid #000000" fo:border-bottom="none" fo:border-left="none" fo:border-right="none" fo:padding="0.049cm"/>
    </style:style>
    <style:style style:name="Table2.I5" style:family="table-cell">
      <style:table-cell-properties style:vertical-align="middle" style:shadow="none" fo:border-top="0.01cm solid #000000" fo:border-bottom="none" fo:border-left="none" fo:border-right="none" fo:padding="0.049cm"/>
    </style:style>
    <style:style style:name="Table2.K5" style:family="table-cell">
      <style:table-cell-properties style:vertical-align="middle" style:shadow="none" fo:border-top="0.012cm solid #000000" fo:border-bottom="none" fo:border-left="none" fo:border-right="0.04cm solid #000000" fo:padding="0.049cm"/>
    </style:style>
    <style:style style:name="Table2.6" style:family="table-row">
      <style:table-row-properties style:min-row-height="2.73pt" fo:keep-together="auto"/>
    </style:style>
    <style:style style:name="Table2.E6" style:family="table-cell">
      <style:table-cell-properties style:vertical-align="middle" style:shadow="none" fo:border-top="none" fo:border-bottom="none" fo:border-left="0.012cm solid #000000" fo:border-right="none" fo:padding="0.049cm"/>
    </style:style>
    <style:style style:name="Table2.G6" style:family="table-cell">
      <style:table-cell-properties style:vertical-align="middle" style:shadow="none" fo:border="none" fo:padding="0.049cm"/>
    </style:style>
    <style:style style:name="Table2.I6" style:family="table-cell">
      <style:table-cell-properties style:vertical-align="middle" style:shadow="none" fo:border="none" fo:padding="0.049cm"/>
    </style:style>
    <style:style style:name="Table2.K6" style:family="table-cell">
      <style:table-cell-properties style:vertical-align="middle" style:shadow="none" fo:border-top="none" fo:border-bottom="none" fo:border-left="none" fo:border-right="0.04cm solid #000000" fo:padding="0.049cm"/>
    </style:style>
    <style:style style:name="Table2.7" style:family="table-row">
      <style:table-row-properties style:min-row-height="18.54pt" fo:keep-together="auto"/>
    </style:style>
    <style:style style:name="Table2.A7" style:family="table-cell">
      <style:table-cell-properties style:vertical-align="middle" style:shadow="none" fo:border-top="0.04cm solid #000000" fo:border-bottom="none" fo:border-left="none" fo:border-right="none" fo:padding="0.049cm"/>
    </style:style>
    <style:style style:name="Table2.8" style:family="table-row">
      <style:table-row-properties style:min-row-height="21.27pt" fo:keep-together="auto"/>
    </style:style>
    <style:style style:name="Table2.E8" style:family="table-cell">
      <style:table-cell-properties style:vertical-align="middle" style:shadow="none" fo:border-top="none" fo:border-bottom="none" fo:border-left="0.012cm solid #000000" fo:border-right="none" fo:padding="0.049cm"/>
    </style:style>
    <style:style style:name="Table2.G8" style:family="table-cell">
      <style:table-cell-properties style:vertical-align="middle" style:shadow="none" fo:border="none" fo:padding="0.049cm"/>
    </style:style>
    <style:style style:name="Table2.I8" style:family="table-cell">
      <style:table-cell-properties style:vertical-align="middle" style:shadow="none" fo:border="none" fo:padding="0.049cm"/>
    </style:style>
    <style:style style:name="Table2.K8" style:family="table-cell">
      <style:table-cell-properties style:vertical-align="middle" style:shadow="none" fo:border-top="none" fo:border-bottom="none" fo:border-left="none" fo:border-right="0.04cm solid #000000" fo:padding="0.049cm"/>
    </style:style>
    <style:style style:name="Table2.9" style:family="table-row">
      <style:table-row-properties style:min-row-height="21.27pt" fo:keep-together="auto"/>
    </style:style>
    <style:style style:name="Table2.E9" style:family="table-cell">
      <style:table-cell-properties style:vertical-align="middle" style:shadow="none" fo:border-top="none" fo:border-bottom="0.04cm solid #000000" fo:border-left="0.012cm solid #000000" fo:border-right="none" fo:padding="0.049cm"/>
    </style:style>
    <style:style style:name="Table2.G9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2.I9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2.K9" style:family="table-cell">
      <style:table-cell-properties style:vertical-align="middle" style:shadow="none" fo:border-top="none" fo:border-bottom="0.04cm solid #000000" fo:border-left="none" fo:border-right="0.04cm solid #000000" fo:padding="0.049cm"/>
    </style:style>
    <style:style style:name="Table2.10" style:family="table-row">
      <style:table-row-properties style:min-row-height="52.56pt" fo:keep-together="auto"/>
    </style:style>
    <style:style style:name="Table2.A10" style:family="table-cell">
      <style:table-cell-properties style:vertical-align="middle" style:shadow="none" fo:border="none" fo:padding="0.049cm"/>
    </style:style>
    <style:style style:name="Table2.11" style:family="table-row">
      <style:table-row-properties style:min-row-height="61.08pt" fo:keep-together="auto"/>
    </style:style>
    <style:style style:name="Table2.A11" style:family="table-cell">
      <style:table-cell-properties style:vertical-align="middle" style:shadow="none" fo:border="none" fo:padding="0.049cm"/>
    </style:style>
    <style:style style:name="P20_0" style:parent-style-name="Standard" style:family="paragraph">
      <style:paragraph-properties fo:line-height="106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P21_0" style:parent-style-name="Standard" style:family="paragraph">
      <style:paragraph-properties fo:line-height="106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able3" style:family="table">
      <style:table-properties style:width="16.000cm" table:align="left" fo:margin="0cm" style:shadow="none" style:may-break-between-rows="true" table:border-model="collapsing"/>
    </style:style>
    <style:style style:name="Table3.A" style:family="table-column">
      <style:table-column-properties style:column-width="16.000cm"/>
    </style:style>
    <style:style style:name="Table3.1" style:family="table-row">
      <style:table-row-properties style:min-row-height="32.48pt" fo:keep-together="auto"/>
    </style:style>
    <style:style style:name="Table3.A1" style:family="table-cell">
      <style:table-cell-properties style:vertical-align="middle" style:shadow="none" fo:border="none" fo:padding="0.050cm"/>
    </style:style>
    <style:style style:name="T15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3.00pt" style:font-size-asian="13.00pt" style:font-size-complex="13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6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able4" style:family="table">
      <style:table-properties style:width="16.733cm" table:align="left" fo:margin="0cm" style:shadow="none" style:may-break-between-rows="true" table:border-model="collapsing"/>
    </style:style>
    <style:style style:name="Table4.A" style:family="table-column">
      <style:table-column-properties style:column-width="16.733cm"/>
    </style:style>
    <style:style style:name="Table4.1" style:family="table-row">
      <style:table-row-properties style:min-row-height="47.46pt" fo:keep-together="auto"/>
    </style:style>
    <style:style style:name="Table4.A1" style:family="table-cell">
      <style:table-cell-properties style:vertical-align="middle" style:shadow="none" fo:border-top="0.1cm solid #3057b9" fo:border-bottom="0.07cm solid #289b6e" fo:border-left="none" fo:border-right="none" fo:padding-top="0.050cm" fo:padding-bottom="0.050cm" fo:padding-left="0.300cm" fo:padding-right="0.300cm"/>
    </style:style>
    <style:style style:name="P22_0" style:parent-style-name="Standard" style:family="paragraph">
      <style:paragraph-properties fo:line-height="106%" fo:text-align="justify" fo:margin-left="0cm" fo:margin-right="0cm" fo:text-indent="0cm" fo:margin-top="0cm" fo:margin-bottom="0cm" fo:break-before="page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17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5.00pt" style:font-size-asian="15.00pt" style:font-size-complex="1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5" style:family="table">
      <style:table-properties style:width="16.735cm" table:align="left" fo:margin="0cm" style:shadow="none" style:may-break-between-rows="false" table:border-model="collapsing"/>
    </style:style>
    <style:style style:name="Table5.A" style:family="table-column">
      <style:table-column-properties style:column-width="16.735cm"/>
    </style:style>
    <style:style style:name="Table5.1" style:family="table-row">
      <style:table-row-properties style:min-row-height="50.27pt" fo:keep-together="auto"/>
    </style:style>
    <style:style style:name="Table5.A1" style:family="table-cell">
      <style:table-cell-properties style:vertical-align="middle" style:shadow="none" fo:border-top="0.04cm solid #000000" fo:border-bottom="0.04cm solid #000000" fo:border-left="none" fo:border-right="none" fo:padding="0.049cm"/>
    </style:style>
    <style:style style:name="Table6" style:family="table">
      <style:table-properties style:width="4.240cm" table:align="left" fo:margin="0cm" style:shadow="none" style:may-break-between-rows="true" table:border-model="collapsing"/>
    </style:style>
    <style:style style:name="Table6.A" style:family="table-column">
      <style:table-column-properties style:column-width="0.781cm"/>
    </style:style>
    <style:style style:name="Table6.B" style:family="table-column">
      <style:table-column-properties style:column-width="0.200cm"/>
    </style:style>
    <style:style style:name="Table6.C" style:family="table-column">
      <style:table-column-properties style:column-width="3.259cm"/>
    </style:style>
    <style:style style:name="Table6.1" style:family="table-row">
      <style:table-row-properties style:min-row-height="23.65pt" fo:keep-together="auto"/>
    </style:style>
    <style:style style:name="Table6.A1" style:family="table-cell">
      <style:table-cell-properties style:vertical-align="middle" style:shadow="none" fo:background-color="#4b87cb" fo:border="0.012cm solid #000000" fo:padding="0.050cm"/>
    </style:style>
    <style:style style:name="Table6.B1" style:family="table-cell">
      <style:table-cell-properties style:vertical-align="middle" style:shadow="none" fo:border-top="none" fo:border-bottom="none" fo:border-left="0.012cm solid #000000" fo:border-right="none" fo:padding="0.050cm"/>
    </style:style>
    <style:style style:name="Table6.C1" style:family="table-cell">
      <style:table-cell-properties style:vertical-align="middle" style:shadow="none" fo:border-top="none" fo:border-bottom="0.012cm solid #000000" fo:border-left="none" fo:border-right="none" fo:padding="0.050cm"/>
    </style:style>
    <style:style style:name="P23_0" style:parent-style-name="Standard" style:family="paragraph">
      <style:paragraph-properties fo:line-height="106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14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4_0" style:parent-style-name="Standard" style:family="paragraph">
      <style:paragraph-properties fo:line-height="106%" fo:text-align="justify" fo:margin-left="1.058cm" fo:margin-right="0cm" fo:text-indent="-1.058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able7" style:family="table">
      <style:table-properties style:width="16.801cm" table:align="left" fo:margin="0cm" style:shadow="none" style:may-break-between-rows="true" table:border-model="collapsing"/>
    </style:style>
    <style:style style:name="Table7.A" style:family="table-column">
      <style:table-column-properties style:column-width="4.801cm"/>
    </style:style>
    <style:style style:name="Table7.B" style:family="table-column">
      <style:table-column-properties style:column-width="4.000cm"/>
    </style:style>
    <style:style style:name="Table7.C" style:family="table-column">
      <style:table-column-properties style:column-width="4.000cm"/>
    </style:style>
    <style:style style:name="Table7.D" style:family="table-column">
      <style:table-column-properties style:column-width="4.000cm"/>
    </style:style>
    <style:style style:name="Table7.1" style:family="table-row">
      <style:table-row-properties style:min-row-height="32.63pt" fo:keep-together="auto"/>
    </style:style>
    <style:style style:name="Table7.A1" style:family="table-cell">
      <style:table-cell-properties style:vertical-align="middle" style:shadow="none" fo:background-color="#d9d9d9" fo:border-top="0.04cm solid #000000" fo:border-bottom="0.07cm double #000000" fo:border-left="none" fo:border-right="0.012cm solid #000000" style:border-line-width-bottom="0.023cm 0.012cm 0.023cm" fo:padding-top="0.050cm" fo:padding-bottom="0.050cm" fo:padding-left="0.180cm" fo:padding-right="0.180cm"/>
    </style:style>
    <style:style style:name="Table7.B1" style:family="table-cell">
      <style:table-cell-properties style:vertical-align="middle" style:shadow="none" fo:background-color="#d9d9d9" fo:border-top="0.04cm solid #000000" fo:border-bottom="0.07cm double #000000" fo:border-left="0.012cm solid #000000" fo:border-right="0.012cm solid #000000" style:border-line-width-bottom="0.023cm 0.012cm 0.023cm" fo:padding-top="0.050cm" fo:padding-bottom="0.050cm" fo:padding-left="0.180cm" fo:padding-right="0.180cm"/>
    </style:style>
    <style:style style:name="Table7.C1" style:family="table-cell">
      <style:table-cell-properties style:vertical-align="middle" style:shadow="none" fo:background-color="#d9d9d9" fo:border-top="0.04cm solid #000000" fo:border-bottom="0.07cm double #000000" fo:border-left="0.012cm solid #000000" fo:border-right="0.012cm solid #000000" style:border-line-width-bottom="0.023cm 0.012cm 0.023cm" fo:padding-top="0.050cm" fo:padding-bottom="0.050cm" fo:padding-left="0.180cm" fo:padding-right="0.180cm"/>
    </style:style>
    <style:style style:name="Table7.D1" style:family="table-cell">
      <style:table-cell-properties style:vertical-align="middle" style:shadow="none" fo:background-color="#d9d9d9" fo:border-top="0.04cm solid #000000" fo:border-bottom="0.07cm double #000000" fo:border-left="0.012cm solid #000000" fo:border-right="none" style:border-line-width-bottom="0.023cm 0.012cm 0.023cm" fo:padding-top="0.050cm" fo:padding-bottom="0.050cm" fo:padding-left="0.180cm" fo:padding-right="0.180cm"/>
    </style:style>
    <style:style style:name="Table7.2" style:family="table-row">
      <style:table-row-properties style:min-row-height="32.63pt" fo:keep-together="auto"/>
    </style:style>
    <style:style style:name="Table7.A2" style:family="table-cell">
      <style:table-cell-properties style:vertical-align="middle" style:shadow="none" fo:border-top="0.07cm double #000000" fo:border-bottom="0.012cm solid #000000" fo:border-left="none" fo:border-right="0.012cm solid #000000" style:border-line-width-top="0.023cm 0.012cm 0.023cm" fo:padding-top="0.050cm" fo:padding-bottom="0.050cm" fo:padding-left="0.180cm" fo:padding-right="0.180cm"/>
    </style:style>
    <style:style style:name="Table7.B2" style:family="table-cell">
      <style:table-cell-properties style:vertical-align="middle" style:shadow="none" fo:border-top="0.07cm double #000000" fo:border-bottom="0.012cm solid #000000" fo:border-left="0.012cm solid #000000" fo:border-right="0.012cm solid #000000" style:border-line-width-top="0.023cm 0.012cm 0.023cm" fo:padding-top="0.050cm" fo:padding-bottom="0.050cm" fo:padding-left="0.180cm" fo:padding-right="0.180cm"/>
    </style:style>
    <style:style style:name="Table7.C2" style:family="table-cell">
      <style:table-cell-properties style:vertical-align="middle" style:shadow="none" fo:border-top="0.07cm double #000000" fo:border-bottom="0.012cm solid #000000" fo:border-left="0.012cm solid #000000" fo:border-right="0.012cm solid #000000" style:border-line-width-top="0.023cm 0.012cm 0.023cm" fo:padding-top="0.050cm" fo:padding-bottom="0.050cm" fo:padding-left="0.180cm" fo:padding-right="0.180cm"/>
    </style:style>
    <style:style style:name="Table7.D2" style:family="table-cell">
      <style:table-cell-properties style:vertical-align="middle" style:shadow="none" fo:border-top="0.07cm double #000000" fo:border-bottom="0.012cm solid #000000" fo:border-left="0.012cm solid #000000" fo:border-right="none" style:border-line-width-top="0.023cm 0.012cm 0.023cm" fo:padding-top="0.050cm" fo:padding-bottom="0.050cm" fo:padding-left="0.180cm" fo:padding-right="0.180cm"/>
    </style:style>
    <style:style style:name="Table7.3" style:family="table-row">
      <style:table-row-properties style:min-row-height="32.63pt" fo:keep-together="auto"/>
    </style:style>
    <style:style style:name="Table7.A3" style:family="table-cell">
      <style:table-cell-properties style:vertical-align="middle" style:shadow="none" fo:border-top="0.012cm solid #000000" fo:border-bottom="0.012cm solid #000000" fo:border-left="none" fo:border-right="0.012cm solid #000000" fo:padding-top="0.050cm" fo:padding-bottom="0.050cm" fo:padding-left="0.180cm" fo:padding-right="0.180cm"/>
    </style:style>
    <style:style style:name="Table7.B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7.C3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7.D3" style:family="table-cell">
      <style:table-cell-properties style:vertical-align="middle" style:shadow="none" fo:border-top="0.012cm solid #000000" fo:border-bottom="0.012cm solid #000000" fo:border-left="0.012cm solid #000000" fo:border-right="none" fo:padding-top="0.050cm" fo:padding-bottom="0.050cm" fo:padding-left="0.180cm" fo:padding-right="0.180cm"/>
    </style:style>
    <style:style style:name="Table7.4" style:family="table-row">
      <style:table-row-properties style:min-row-height="32.63pt" fo:keep-together="auto"/>
    </style:style>
    <style:style style:name="Table7.A4" style:family="table-cell">
      <style:table-cell-properties style:vertical-align="middle" style:shadow="none" fo:border-top="0.012cm solid #000000" fo:border-bottom="0.04cm solid #000000" fo:border-left="none" fo:border-right="0.012cm solid #000000" fo:padding-top="0.050cm" fo:padding-bottom="0.050cm" fo:padding-left="0.180cm" fo:padding-right="0.180cm"/>
    </style:style>
    <style:style style:name="Table7.B4" style:family="table-cell">
      <style:table-cell-properties style:vertical-align="middle" style:shadow="none" fo:border-top="0.012cm solid #000000" fo:border-bottom="0.04cm solid #000000" fo:border-left="0.012cm solid #000000" fo:border-right="0.012cm solid #000000" fo:padding-top="0.050cm" fo:padding-bottom="0.050cm" fo:padding-left="0.180cm" fo:padding-right="0.180cm"/>
    </style:style>
    <style:style style:name="Table7.C4" style:family="table-cell">
      <style:table-cell-properties style:vertical-align="middle" style:shadow="none" fo:border-top="0.012cm solid #000000" fo:border-bottom="0.04cm solid #000000" fo:border-left="0.012cm solid #000000" fo:border-right="0.012cm solid #000000" fo:padding-top="0.050cm" fo:padding-bottom="0.050cm" fo:padding-left="0.180cm" fo:padding-right="0.180cm"/>
    </style:style>
    <style:style style:name="Table7.D4" style:family="table-cell">
      <style:table-cell-properties style:vertical-align="middle" style:shadow="none" fo:border-top="0.012cm solid #000000" fo:border-bottom="0.04cm solid #000000" fo:border-left="0.012cm solid #000000" fo:border-right="none" fo:padding-top="0.050cm" fo:padding-bottom="0.050cm" fo:padding-left="0.180cm" fo:padding-right="0.180cm"/>
    </style:style>
    <style:style style:name="T18" style:family="text">
      <style:text-properties fo:color="#0000ff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19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5.00pt" style:font-size-asian="5.00pt" style:font-size-complex="5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5_0" style:parent-style-name="Standard" style:family="paragraph">
      <style:paragraph-properties fo:line-height="106%" fo:text-align="justify" fo:margin-left="1.357cm" fo:margin-right="0cm" fo:text-indent="-1.357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20" style:family="text">
      <style:text-properties fo:color="#0000ff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7.00pt" style:font-size-asian="17.00pt" style:font-size-complex="17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8" style:family="table">
      <style:table-properties style:width="4.440cm" table:align="left" fo:margin="0cm" style:shadow="none" style:may-break-between-rows="true" table:border-model="collapsing"/>
    </style:style>
    <style:style style:name="Table8.A" style:family="table-column">
      <style:table-column-properties style:column-width="0.781cm"/>
    </style:style>
    <style:style style:name="Table8.B" style:family="table-column">
      <style:table-column-properties style:column-width="0.200cm"/>
    </style:style>
    <style:style style:name="Table8.C" style:family="table-column">
      <style:table-column-properties style:column-width="3.459cm"/>
    </style:style>
    <style:style style:name="Table8.1" style:family="table-row">
      <style:table-row-properties style:min-row-height="23.65pt" fo:keep-together="auto"/>
    </style:style>
    <style:style style:name="Table8.A1" style:family="table-cell">
      <style:table-cell-properties style:vertical-align="middle" style:shadow="none" fo:background-color="#4b87cb" fo:border="0.012cm solid #000000" fo:padding="0.050cm"/>
    </style:style>
    <style:style style:name="Table8.B1" style:family="table-cell">
      <style:table-cell-properties style:vertical-align="middle" style:shadow="none" fo:border-top="none" fo:border-bottom="none" fo:border-left="0.012cm solid #000000" fo:border-right="none" fo:padding="0.050cm"/>
    </style:style>
    <style:style style:name="Table8.C1" style:family="table-cell">
      <style:table-cell-properties style:vertical-align="middle" style:shadow="none" fo:border-top="none" fo:border-bottom="0.012cm solid #000000" fo:border-left="none" fo:border-right="none" fo:padding="0.050cm"/>
    </style:style>
    <style:style style:name="P26_0" style:parent-style-name="Standard" style:family="paragraph">
      <style:paragraph-properties fo:line-height="106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able9" style:family="table">
      <style:table-properties style:width="16.867cm" table:align="left" fo:margin="0cm" style:shadow="none" style:may-break-between-rows="false" table:border-model="collapsing"/>
    </style:style>
    <style:style style:name="Table9.A" style:family="table-column">
      <style:table-column-properties style:column-width="2.232cm"/>
    </style:style>
    <style:style style:name="Table9.B" style:family="table-column">
      <style:table-column-properties style:column-width="2.232cm"/>
    </style:style>
    <style:style style:name="Table9.C" style:family="table-column">
      <style:table-column-properties style:column-width="12.403cm"/>
    </style:style>
    <style:style style:name="Table9.1" style:family="table-row">
      <style:table-row-properties style:min-row-height="27.83pt" fo:keep-together="auto"/>
    </style:style>
    <style:style style:name="Table9.A1" style:family="table-cell">
      <style:table-cell-properties style:vertical-align="middle" style:shadow="none" fo:background-color="#e5e5e5" fo:border-top="0.04cm solid #000000" fo:border-bottom="0.05cm double #000000" fo:border-left="none" fo:border-right="0.01cm solid #000000" style:border-line-width-bottom="0.017cm 0.008cm 0.017cm" fo:padding="0.049cm"/>
    </style:style>
    <style:style style:name="Table9.C1" style:family="table-cell">
      <style:table-cell-properties style:vertical-align="middle" style:shadow="none" fo:background-color="#e5e5e5" fo:border-top="0.04cm solid #000000" fo:border-bottom="0.05cm double #000000" fo:border-left="0.01cm solid #000000" fo:border-right="none" style:border-line-width-bottom="0.017cm 0.008cm 0.017cm" fo:padding="0.049cm"/>
    </style:style>
    <style:style style:name="Table9.2" style:family="table-row">
      <style:table-row-properties style:min-row-height="24.27pt" fo:keep-together="auto"/>
    </style:style>
    <style:style style:name="Table9.A2" style:family="table-cell">
      <style:table-cell-properties style:vertical-align="middle" style:shadow="none" fo:border-top="0.05cm double #000000" fo:border-bottom="0.015cm solid #000000" fo:border-left="none" fo:border-right="0.01cm solid #000000" style:border-line-width-top="0.017cm 0.008cm 0.017cm" fo:padding="0.049cm"/>
    </style:style>
    <style:style style:name="Table9.B2" style:family="table-cell">
      <style:table-cell-properties style:vertical-align="middle" style:shadow="none" fo:border-top="0.05cm double #000000" fo:border-bottom="0.015cm solid #000000" fo:border-left="0.01cm solid #000000" fo:border-right="0.01cm solid #000000" style:border-line-width-top="0.017cm 0.008cm 0.017cm" fo:padding="0.049cm"/>
    </style:style>
    <style:style style:name="Table9.C2" style:family="table-cell">
      <style:table-cell-properties style:vertical-align="middle" style:shadow="none" fo:border-top="0.05cm double #000000" fo:border-bottom="0.01cm solid #000000" fo:border-left="0.01cm solid #000000" fo:border-right="none" style:border-line-width-top="0.017cm 0.008cm 0.017cm" fo:padding-top="0.049cm" fo:padding-bottom="0.049cm" fo:padding-left="0.200cm" fo:padding-right="0.049cm"/>
    </style:style>
    <style:style style:name="Table9.3" style:family="table-row">
      <style:table-row-properties style:min-row-height="24.27pt" fo:keep-together="auto"/>
    </style:style>
    <style:style style:name="Table9.B3" style:family="table-cell">
      <style:table-cell-properties style:vertical-align="middle" style:shadow="none" fo:border-top="0.015cm solid #000000" fo:border-bottom="0.015cm solid #000000" fo:border-left="0.01cm solid #000000" fo:border-right="0.01cm solid #000000" fo:padding="0.049cm"/>
    </style:style>
    <style:style style:name="Table9.C3" style:family="table-cell">
      <style:table-cell-properties style:vertical-align="middle" style:shadow="none" fo:border-top="0.01cm solid #000000" fo:border-bottom="0.01cm solid #000000" fo:border-left="0.01cm solid #000000" fo:border-right="none" fo:padding-top="0.049cm" fo:padding-bottom="0.049cm" fo:padding-left="0.200cm" fo:padding-right="0.049cm"/>
    </style:style>
    <style:style style:name="Table9.4" style:family="table-row">
      <style:table-row-properties style:min-row-height="24.27pt" fo:keep-together="auto"/>
    </style:style>
    <style:style style:name="Table9.A4" style:family="table-cell">
      <style:table-cell-properties style:vertical-align="middle" style:shadow="none" fo:border-top="0.015cm solid #000000" fo:border-bottom="0.015cm solid #000000" fo:border-left="none" fo:border-right="0.01cm solid #000000" fo:padding="0.049cm"/>
    </style:style>
    <style:style style:name="Table9.B4" style:family="table-cell">
      <style:table-cell-properties style:vertical-align="middle" style:shadow="none" fo:border-top="0.015cm solid #000000" fo:border-bottom="0.015cm solid #000000" fo:border-left="0.01cm solid #000000" fo:border-right="0.01cm solid #000000" fo:padding="0.049cm"/>
    </style:style>
    <style:style style:name="Table9.C4" style:family="table-cell">
      <style:table-cell-properties style:vertical-align="middle" style:shadow="none" fo:border-top="0.01cm solid #000000" fo:border-bottom="0.01cm solid #000000" fo:border-left="0.01cm solid #000000" fo:border-right="none" fo:padding-top="0.049cm" fo:padding-bottom="0.049cm" fo:padding-left="0.200cm" fo:padding-right="0.049cm"/>
    </style:style>
    <style:style style:name="Table9.5" style:family="table-row">
      <style:table-row-properties style:min-row-height="24.27pt" fo:keep-together="auto"/>
    </style:style>
    <style:style style:name="Table9.B5" style:family="table-cell">
      <style:table-cell-properties style:vertical-align="middle" style:shadow="none" fo:border-top="0.015cm solid #000000" fo:border-bottom="0.015cm solid #000000" fo:border-left="0.01cm solid #000000" fo:border-right="0.01cm solid #000000" fo:padding="0.049cm"/>
    </style:style>
    <style:style style:name="Table9.C5" style:family="table-cell">
      <style:table-cell-properties style:vertical-align="middle" style:shadow="none" fo:border-top="0.01cm solid #000000" fo:border-bottom="0.01cm solid #000000" fo:border-left="0.01cm solid #000000" fo:border-right="none" fo:padding-top="0.049cm" fo:padding-bottom="0.049cm" fo:padding-left="0.200cm" fo:padding-right="0.049cm"/>
    </style:style>
    <style:style style:name="Table9.6" style:family="table-row">
      <style:table-row-properties style:min-row-height="24.27pt" fo:keep-together="auto"/>
    </style:style>
    <style:style style:name="Table9.A6" style:family="table-cell">
      <style:table-cell-properties style:vertical-align="middle" style:shadow="none" fo:border-top="0.015cm solid #000000" fo:border-bottom="0.04cm solid #000000" fo:border-left="none" fo:border-right="0.01cm solid #000000" fo:padding="0.049cm"/>
    </style:style>
    <style:style style:name="Table9.B6" style:family="table-cell">
      <style:table-cell-properties style:vertical-align="middle" style:shadow="none" fo:border-top="0.015cm solid #000000" fo:border-bottom="0.015cm solid #000000" fo:border-left="0.01cm solid #000000" fo:border-right="0.01cm solid #000000" fo:padding="0.049cm"/>
    </style:style>
    <style:style style:name="Table9.C6" style:family="table-cell">
      <style:table-cell-properties style:vertical-align="middle" style:shadow="none" fo:border-top="0.01cm solid #000000" fo:border-bottom="0.01cm solid #000000" fo:border-left="0.01cm solid #000000" fo:border-right="none" fo:padding-top="0.049cm" fo:padding-bottom="0.049cm" fo:padding-left="0.200cm" fo:padding-right="0.049cm"/>
    </style:style>
    <style:style style:name="Table9.7" style:family="table-row">
      <style:table-row-properties style:min-row-height="24.27pt" fo:keep-together="auto"/>
    </style:style>
    <style:style style:name="Table9.B7" style:family="table-cell">
      <style:table-cell-properties style:vertical-align="middle" style:shadow="none" fo:border-top="0.015cm solid #000000" fo:border-bottom="0.04cm solid #000000" fo:border-left="0.01cm solid #000000" fo:border-right="0.01cm solid #000000" fo:padding="0.049cm"/>
    </style:style>
    <style:style style:name="Table9.C7" style:family="table-cell">
      <style:table-cell-properties style:vertical-align="middle" style:shadow="none" fo:border-top="0.01cm solid #000000" fo:border-bottom="0.04cm solid #000000" fo:border-left="0.01cm solid #000000" fo:border-right="none" fo:padding-top="0.049cm" fo:padding-bottom="0.049cm" fo:padding-left="0.200cm" fo:padding-right="0.049cm"/>
    </style:style>
    <style:style style:name="Table10" style:family="table">
      <style:table-properties style:width="4.440cm" table:align="left" fo:margin="0cm" style:shadow="none" style:may-break-between-rows="true" table:border-model="collapsing"/>
    </style:style>
    <style:style style:name="Table10.A" style:family="table-column">
      <style:table-column-properties style:column-width="0.781cm"/>
    </style:style>
    <style:style style:name="Table10.B" style:family="table-column">
      <style:table-column-properties style:column-width="0.200cm"/>
    </style:style>
    <style:style style:name="Table10.C" style:family="table-column">
      <style:table-column-properties style:column-width="3.459cm"/>
    </style:style>
    <style:style style:name="Table10.1" style:family="table-row">
      <style:table-row-properties style:min-row-height="23.65pt" fo:keep-together="auto"/>
    </style:style>
    <style:style style:name="Table10.A1" style:family="table-cell">
      <style:table-cell-properties style:vertical-align="middle" style:shadow="none" fo:background-color="#4b87cb" fo:border="0.012cm solid #000000" fo:padding="0.050cm"/>
    </style:style>
    <style:style style:name="Table10.B1" style:family="table-cell">
      <style:table-cell-properties style:vertical-align="middle" style:shadow="none" fo:border-top="none" fo:border-bottom="none" fo:border-left="0.012cm solid #000000" fo:border-right="none" fo:padding="0.050cm"/>
    </style:style>
    <style:style style:name="Table10.C1" style:family="table-cell">
      <style:table-cell-properties style:vertical-align="middle" style:shadow="none" fo:border-top="none" fo:border-bottom="0.012cm solid #000000" fo:border-left="none" fo:border-right="none" fo:padding="0.050cm"/>
    </style:style>
    <style:style style:name="P27_0" style:parent-style-name="Standard" style:family="paragraph">
      <style:paragraph-properties fo:line-height="106%" fo:text-align="justify" fo:margin-left="1.014cm" fo:margin-right="0cm" fo:text-indent="-1.014cm" fo:margin-top="0cm" fo:margin-bottom="0cm" fo:break-before="page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0" style:family="text">
      <style:text-properties fo:color="#000000" style:text-outline="false" style:text-line-through-style="none" style:text-position="0% 100%"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1" style:family="table">
      <style:table-properties style:width="16.800cm" table:align="left" fo:margin="0.050cm" style:shadow="none" style:may-break-between-rows="true" table:border-model="collapsing"/>
    </style:style>
    <style:style style:name="Table11.A" style:family="table-column">
      <style:table-column-properties style:column-width="16.800cm"/>
    </style:style>
    <style:style style:name="Table11.1" style:family="table-row">
      <style:table-row-properties style:min-row-height="2.84pt" fo:keep-together="auto"/>
    </style:style>
    <style:style style:name="Table11.A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P28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29_0" style:parent-style-name="Standard" style:family="paragraph">
      <style:paragraph-properties fo:line-height="106%" fo:text-align="justify" fo:margin-left="1.014cm" fo:margin-right="0cm" fo:text-indent="-1.014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22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5.00pt" style:font-size-asian="15.00pt" style:font-size-complex="15.00pt" fo:letter-spacing="-0.75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0_0" style:parent-style-name="Standard" style:family="paragraph">
      <style:paragraph-properties fo:line-height="106%" fo:text-align="center" fo:margin-left="1.058cm" fo:margin-right="0cm" fo:text-indent="-1.058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able12" style:family="table">
      <style:table-properties style:width="4.440cm" table:align="left" fo:margin="0cm" style:shadow="none" style:may-break-between-rows="true" table:border-model="collapsing"/>
    </style:style>
    <style:style style:name="Table12.A" style:family="table-column">
      <style:table-column-properties style:column-width="0.781cm"/>
    </style:style>
    <style:style style:name="Table12.B" style:family="table-column">
      <style:table-column-properties style:column-width="0.200cm"/>
    </style:style>
    <style:style style:name="Table12.C" style:family="table-column">
      <style:table-column-properties style:column-width="3.459cm"/>
    </style:style>
    <style:style style:name="Table12.1" style:family="table-row">
      <style:table-row-properties style:min-row-height="23.65pt" fo:keep-together="auto"/>
    </style:style>
    <style:style style:name="Table12.A1" style:family="table-cell">
      <style:table-cell-properties style:vertical-align="middle" style:shadow="none" fo:background-color="#4b87cb" fo:border="0.012cm solid #000000" fo:padding="0.050cm"/>
    </style:style>
    <style:style style:name="Table12.B1" style:family="table-cell">
      <style:table-cell-properties style:vertical-align="middle" style:shadow="none" fo:border-top="none" fo:border-bottom="none" fo:border-left="0.012cm solid #000000" fo:border-right="none" fo:padding="0.050cm"/>
    </style:style>
    <style:style style:name="Table12.C1" style:family="table-cell">
      <style:table-cell-properties style:vertical-align="middle" style:shadow="none" fo:border-top="none" fo:border-bottom="0.012cm solid #000000" fo:border-left="none" fo:border-right="none" fo:padding="0.050cm"/>
    </style:style>
    <style:style style:name="T23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5.00pt" style:font-size-asian="15.00pt" style:font-size-complex="15.00pt" fo:letter-spacing="-0.75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1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24" style:family="text">
      <style:text-properties fo:color="#0000ff" style:text-outline="false" style:text-line-through-style="none" style:text-position="0% 100%" style:font-name="Times New Roman" style:font-name-asian="HY견명조" style:font-name-complex="함초롬바탕" fo:font-family="Times New Roman" style:font-family-asian="HY견명조" style:font-family-complex="함초롬바탕" fo:font-size="14.00pt" style:font-size-asian="14.00pt" style:font-size-complex="14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3_0" style:parent-style-name="Standard" style:family="paragraph">
      <style:paragraph-properties fo:line-height="12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25" style:family="text">
      <style:text-properties fo:color="#0000ff" style:text-outline="false" style:text-line-through-style="none" style:text-position="0% 100%" style:font-name="Times New Roman" style:font-name-asian="HY견명조" style:font-name-complex="바탕체" fo:font-family="Times New Roman" style:font-family-asian="HY견명조" style:font-family-complex="바탕체" fo:font-size="14.00pt" style:font-size-asian="14.00pt" style:font-size-complex="14.00pt" fo:letter-spacing="0.00pt" fo:language="en" style:language-asian="ko" fo:country="US" style:country-asian="KR" fo:font-style="normal" style:font-style-asian="normal" style:font-style-complex="normal" style:font-relief="none" fo:text-shadow="none" style:text-underline-style="solid" fo:font-weight="bold" style:font-weight-asian="bold" style:font-weight-complex="bold" style:letter-kerning="false" style:text-emphasize="none" style:text-scale="100%"/>
    </style:style>
    <style:style style:name="T26" style:family="text">
      <style:text-properties fo:color="#0000ff" style:text-outline="false" style:text-line-through-style="none" style:text-position="0% 100%" style:font-name="Times New Roman" style:font-name-asian="HY견명조" style:font-name-complex="함초롬바탕" fo:font-family="Times New Roman" style:font-family-asian="HY견명조" style:font-family-complex="함초롬바탕" fo:font-size="14.00pt" style:font-size-asian="14.00pt" style:font-size-complex="14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27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28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50%"/>
    </style:style>
    <style:style style:name="P34_0" style:parent-style-name="Standard" style:family="paragraph">
      <style:paragraph-properties fo:line-height="77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29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9.00pt" style:font-size-asian="9.00pt" style:font-size-complex="9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5_0" style:parent-style-name="Standard" style:family="paragraph">
      <style:paragraph-properties fo:line-height="92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30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-0.5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6_0" style:parent-style-name="Standard" style:family="paragraph">
      <style:paragraph-properties fo:line-height="123%" fo:text-align="center" fo:margin-left="0.089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31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2.00pt" style:font-size-asian="12.00pt" style:font-size-complex="12.00pt" fo:letter-spacing="-0.6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2" style:family="text">
      <style:text-properties fo:color="#000000" style:text-outline="false" style:text-line-through-style="none" style:text-position="0% 100%"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-0.5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3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6.00pt" style:font-size-asian="26.00pt" style:font-size-complex="26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4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4.00pt" style:font-size-asian="24.00pt" style:font-size-complex="24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5" style:family="text">
      <style:text-properties fo:color="#3057b9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0.00pt" style:font-size-asian="20.00pt" style:font-size-complex="20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6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-0.84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37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-0.36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7_0" style:parent-style-name="Standard" style:family="paragraph">
      <style:paragraph-properties fo:line-height="95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38" style:family="text">
      <style:text-properties fo:color="#ffffff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8_0" style:parent-style-name="Standard" style:family="paragraph">
      <style:paragraph-properties fo:line-height="154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15.985cm" style:type="center" style:leader-style="dotted"/>
        </style:tab-stops>
      </style:paragraph-properties>
    </style:style>
    <style:style style:name="T39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39_0" style:parent-style-name="Standard" style:family="paragraph">
      <style:paragraph-properties fo:line-height="138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40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0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41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41_0" style:parent-style-name="Standard" style:family="paragraph">
      <style:paragraph-properties fo:line-height="9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42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1.00pt" style:font-size-asian="11.00pt" style:font-size-complex="11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3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-0.72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42_0" style:parent-style-name="Standard" style:family="paragraph">
      <style:paragraph-properties fo:line-height="94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style style:name="T44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3.00pt" style:font-size-asian="13.00pt" style:font-size-complex="13.00pt" fo:letter-spacing="0.00pt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45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1.00pt" style:font-size-asian="11.00pt" style:font-size-complex="11.00pt" fo:letter-spacing="-1.1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65_21" style:parent-style-name="강사명" style:family="paragraph">
      <style:paragraph-properties fo:line-height="95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/>
    </style:style>
    <style:style style:name="T46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-1.00pt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infakeframe_gr0" style:parent-style-name="Frame" style:family="graphic">
      <style:graphic-properties fo:min-width="6.218cm" fo:min-height="0.785cm" fo:margin-left="0.100cm" fo:margin-right="0.100cm" fo:margin-top="0.100cm" fo:margin-bottom="0.100cm" fo:margin="0.100cm" style:protect="size" style:horizontal-pos="from-left" style:horizontal-rel="paragraph" style:vertical-pos="from-top" style:vertical-rel="paragraph" fo:border="none" fo:padding="0cm" style:wrap="none" style:run-through="foreground" draw:fill="none"/>
    </style:style>
    <style:style style:name="gr1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paragraph" style:vertical-pos="from-top" style:vertical-rel="paragraph" fo:padding-top="0cm" fo:padding-bottom="0cm" fo:padding-left="0cm" fo:padding-right="0cm" style:wrap="parallel" style:run-through="foreground" fo:clip="rect(0cm, 0cm, 0cm, 0cm)"/>
    </style:style>
    <style:style style:name="tableinfakeframe_gr2" style:parent-style-name="Frame" style:family="graphic">
      <style:graphic-properties fo:min-width="16.099cm" fo:min-height="9.888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gr3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paragraph" style:vertical-pos="from-top" style:vertical-rel="paragraph" fo:padding-top="0cm" fo:padding-bottom="0cm" fo:padding-left="0cm" fo:padding-right="0cm" style:wrap="parallel" style:run-through="foreground" fo:clip="rect(0cm, 0cm, 0cm, 0cm)"/>
    </style:style>
    <style:style style:name="tableinfakeframe_gr4" style:parent-style-name="Frame" style:family="graphic">
      <style:graphic-properties fo:min-width="16.000cm" fo:min-height="1.146cm" fo:margin-left="0.049cm" fo:margin-right="0.049cm" fo:margin-top="0.049cm" fo:margin-bottom="0.049cm" fo:margin="0.049cm" style:horizontal-pos="from-left" style:horizontal-rel="frame-content" style:vertical-pos="from-top" style:vertical-rel="paragraph" fo:border="none" fo:padding="0cm" style:wrap="none" style:run-through="foreground" draw:fill="none"/>
    </style:style>
    <style:style style:name="tableinfakeframe_gr5" style:parent-style-name="Frame" style:family="graphic">
      <style:graphic-properties fo:min-width="16.733cm" fo:min-height="1.674cm" fo:margin-left="0.050cm" fo:margin-right="0.050cm" fo:margin-top="0.050cm" fo:margin-bottom="0.050cm" fo:margin="0.050cm" style:horizontal-pos="from-left" style:horizontal-rel="frame-content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735cm" fo:min-height="1.773cm" fo:margin-left="0.049cm" fo:margin-right="0.049cm" fo:margin-top="0.049cm" fo:margin-bottom="0.049cm" fo:margin="0.049cm" style:horizontal-pos="from-left" style:horizontal-rel="frame-content" style:vertical-pos="from-top" style:vertical-rel="paragraph" fo:border="none" fo:padding="0cm" style:wrap="none" style:run-through="foreground" draw:fill="none"/>
    </style:style>
    <style:style style:name="tableinfakeframe_gr7" style:parent-style-name="Frame" style:family="graphic">
      <style:graphic-properties fo:min-width="4.240cm" fo:min-height="0.834cm" fo:margin-left="0.050cm" fo:margin-right="0.050cm" fo:margin-top="0.050cm" fo:margin-bottom="0.050cm" fo:margin="0.050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8" style:parent-style-name="Frame" style:family="graphic">
      <style:graphic-properties fo:min-width="16.801cm" fo:min-height="4.604cm" fo:margin-left="0.050cm" fo:margin-right="0.050cm" fo:margin-top="0.050cm" fo:margin-bottom="0.050cm" fo:margin="0.050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9" style:parent-style-name="Frame" style:family="graphic">
      <style:graphic-properties fo:min-width="4.440cm" fo:min-height="0.834cm" fo:margin-left="0.050cm" fo:margin-right="0.050cm" fo:margin-top="0.050cm" fo:margin-bottom="0.050cm" fo:margin="0.050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10" style:parent-style-name="Frame" style:family="graphic">
      <style:graphic-properties fo:min-width="16.867cm" fo:min-height="6.11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11" style:parent-style-name="Frame" style:family="graphic">
      <style:graphic-properties fo:min-width="4.440cm" fo:min-height="0.834cm" fo:margin-left="0.050cm" fo:margin-right="0.050cm" fo:margin-top="0.050cm" fo:margin-bottom="0.050cm" fo:margin="0.050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gr12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paragraph" style:vertical-pos="from-top" style:vertical-rel="paragraph" fo:padding-top="0cm" fo:padding-bottom="0cm" fo:padding-left="0cm" fo:padding-right="0cm" style:wrap="parallel" style:run-through="foreground" fo:clip="rect(0cm, 0cm, 0cm, 0cm)"/>
    </style:style>
    <style:style style:name="tableinfakeframe_gr13" style:parent-style-name="Frame" style:family="graphic">
      <style:graphic-properties fo:min-width="4.440cm" fo:min-height="0.834cm" fo:margin-left="0.050cm" fo:margin-right="0.050cm" fo:margin-top="0.050cm" fo:margin-bottom="0.050cm" fo:margin="0.050cm" style:horizontal-pos="from-left" style:horizontal-rel="paragraph" style:vertical-pos="from-top" style:vertical-rel="paragraph" fo:border="none" fo:padding="0cm" style:wrap="none" style:run-through="foreground" draw:fill="none"/>
    </style:style>
  </office:automatic-styles>
  <office:body>
    <office:text>
      <text:p text:style-name="P19_0_MS1_b3"><text:span text:style-name="T4"><draw:frame draw:style-name="tableinfakeframe_gr0" svg:x="0cm" svg:y="0cm" draw:z-index="2" text:anchor-type="as-char"><draw:text-box><table:table table:style-name="Table1"><table:table-column table:style-name="Table1.A"/><table:table-column table:style-name="Table1.B"/><table:table-row table:style-name="Table1.1"><table:table-cell table:style-name="Table1.A1" office:value-type="string"><text:p text:style-name="P33_0"><text:span text:style-name="T24">일자리 기여</text:span></text:p></table:table-cell><table:table-cell table:style-name="Table1.B1" office:value-type="string"><text:p text:style-name="P33_0"><text:span text:style-name="T25"><text:s/></text:span><text:span text:style-name="T26">개</text:span><text:bookmark text:name="CellField38970¡¡T"/></text:p></table:table-cell></table:table-row></table:table></draw:text-box></draw:frame></text:span></text:p>
      <text:p text:style-name="P20_0"><text:span text:style-name="T4"><draw:frame draw:style-name="tableinfakeframe_gr2" svg:x="0cm" svg:y="0cm" draw:z-index="0" text:anchor-type="as-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column table:style-name="Table2.H"/><table:table-column table:style-name="Table2.I"/><table:table-column table:style-name="Table2.J"/><table:table-column table:style-name="Table2.K"/><table:table-row table:style-name="Table2.1"><table:table-cell table:style-name="Table2.A1" office:value-type="string" table:protected="true" table:number-rows-spanned="2"><text:p text:style-name="P33_0"><text:span text:style-name="T27">등록번호</text:span></text:p></table:table-cell><table:table-cell table:style-name="Table2.B1" office:value-type="string" table:protected="true" table:number-rows-spanned="2"><text:p text:style-name="P33_0"><text:span text:style-name="T27">경기도보건환경연구원북부지원-13763</text:span><text:bookmark text:name="CellField38971¡등록번호¡T"/></text:p></table:table-cell><table:table-cell table:style-name="Table2.C1" office:value-type="string" table:protected="true"><text:p text:style-name="P34_0"><text:span text:style-name="T28"/></text:p></table:table-cell><table:table-cell table:style-name="Table2.D1" office:value-type="string" table:protected="true" table:number-columns-spanned="2" table:number-rows-spanned="2"><text:p text:style-name="P35_0"><text:span text:style-name="T29">주무관</text:span><text:bookmark text:name="CellField38972¡*검토1¡T"/></text:p></table:table-cell><table:covered-table-cell/><table:table-cell table:style-name="Table2.F1" office:value-type="string" table:protected="true" table:number-columns-spanned="2" table:number-rows-spanned="2"><text:p text:style-name="P35_0"><text:span text:style-name="T29">먹는물검사팀장</text:span><text:bookmark text:name="CellField38973¡*검토2¡T"/></text:p></table:table-cell><table:covered-table-cell/><table:table-cell table:style-name="Table2.H1" office:value-type="string" table:protected="true" table:number-columns-spanned="2" table:number-rows-spanned="2"><text:p text:style-name="P35_0"><text:span text:style-name="T29">북부지원장</text:span><text:bookmark text:name="CellField38974¡*검토3¡T"/></text:p></table:table-cell><table:covered-table-cell/><table:table-cell table:style-name="Table2.J1" office:value-type="string" table:protected="true" table:number-columns-spanned="2" table:number-rows-spanned="2"><text:p text:style-name="P35_0"><text:span text:style-name="T29"/><text:bookmark text:name="CellField38975¡*검토4¡T"/></text:p></table:table-cell><table:covered-table-cell/></table:table-row><table:table-row table:style-name="Table2.2"><table:covered-table-cell/><table:covered-table-cell/><table:table-cell table:style-name="Table2.C2" office:value-type="string" table:protected="true" table:number-rows-spanned="3"><text:p text:style-name="P34_0"><text:span text:style-name="T28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2.3"><table:table-cell table:style-name="Table2.A3" office:value-type="string" table:protected="true"><text:p text:style-name="P33_0"><text:span text:style-name="T27">등록일자</text:span></text:p></table:table-cell><table:table-cell table:style-name="Table2.B3" office:value-type="string" table:protected="true"><text:p text:style-name="P33_0"><text:span text:style-name="T27">2023. 9. 6.</text:span><text:bookmark text:name="CellField38976¡등록일자¡T"/></text:p></table:table-cell><table:covered-table-cell/><table:table-cell table:style-name="Table2.D3" office:value-type="string" table:protected="true" table:number-columns-spanned="2"><text:p text:style-name="P33_0"><text:span text:style-name="T30"/><text:bookmark text:name="CellField38977¡@검토1¡T"/></text:p></table:table-cell><table:covered-table-cell/><table:table-cell table:style-name="Table2.F3" office:value-type="string" table:protected="true" table:number-columns-spanned="2"><text:p text:style-name="P33_0"><text:span text:style-name="T30"/><text:bookmark text:name="CellField38978¡@검토2¡T"/></text:p></table:table-cell><table:covered-table-cell/><table:table-cell table:style-name="Table2.H3" office:value-type="string" table:protected="true" table:number-columns-spanned="2"><text:p text:style-name="P33_0"><text:span text:style-name="T30">전결 2023. 9. 6.</text:span><text:bookmark text:name="CellField38979¡@검토3¡T"/></text:p></table:table-cell><table:covered-table-cell/><table:table-cell table:style-name="Table2.J3" office:value-type="string" table:protected="true" table:number-columns-spanned="2"><text:p text:style-name="P33_0"><text:span text:style-name="T30"/><text:bookmark text:name="CellField38980¡@검토4¡T"/></text:p></table:table-cell><table:covered-table-cell/></table:table-row><table:table-row table:style-name="Table2.4"><table:table-cell table:style-name="Table2.A4" office:value-type="string" table:protected="true"><text:p text:style-name="P33_0"><text:span text:style-name="T27">결재일자</text:span></text:p></table:table-cell><table:table-cell table:style-name="Table2.B4" office:value-type="string" table:protected="true"><text:p text:style-name="P36_0"><text:span text:style-name="T27">2023. 9. 6.</text:span><text:bookmark text:name="CellField38981¡결재일자¡T"/></text:p></table:table-cell><table:covered-table-cell/><table:table-cell table:style-name="Table2.D4" office:value-type="string" table:protected="true" table:number-columns-spanned="2"><text:p text:style-name="P33_0"><text:span text:style-name="T31">조의호</text:span><text:bookmark text:name="CellField38982¡검토1¡T"/></text:p></table:table-cell><table:covered-table-cell/><table:table-cell table:style-name="Table2.F4" office:value-type="string" table:protected="true" table:number-columns-spanned="2"><text:p text:style-name="P33_0"><text:span text:style-name="T31">정은희</text:span><text:bookmark text:name="CellField38983¡검토2¡T"/></text:p></table:table-cell><table:covered-table-cell/><table:table-cell table:style-name="Table2.H4" office:value-type="string" table:protected="true" table:number-columns-spanned="2"><text:p text:style-name="P33_0"><text:span text:style-name="T31">권보연</text:span><text:bookmark text:name="CellField38984¡검토3¡T"/></text:p></table:table-cell><table:covered-table-cell/><table:table-cell table:style-name="Table2.J4" office:value-type="string" table:protected="true" table:number-columns-spanned="2"><text:p text:style-name="P33_0"><text:span text:style-name="T31"/><text:bookmark text:name="CellField38985¡검토4¡T"/></text:p></table:table-cell><table:covered-table-cell/></table:table-row><table:table-row table:style-name="Table2.5"><table:table-cell table:style-name="Table2.A5" office:value-type="string" table:protected="true" table:number-rows-spanned="2"><text:p text:style-name="P33_0"><text:span text:style-name="T27">공개구분</text:span></text:p></table:table-cell><table:table-cell table:style-name="Table2.B5" office:value-type="string" table:protected="true" table:number-rows-spanned="2"><text:p text:style-name="P33_0"><text:span text:style-name="T27">대국민 공개</text:span><text:bookmark text:name="CellField38986¡공개여부¡T"/></text:p></table:table-cell><table:table-cell table:style-name="Table2.C5" office:value-type="string" table:protected="true" table:number-rows-spanned="5"><text:p text:style-name="P34_0"><text:span text:style-name="T28"/></text:p></table:table-cell><table:table-cell table:style-name="Table2.D5" office:value-type="string" table:protected="true" table:number-rows-spanned="5"><text:p text:style-name="P33_0"><text:span text:style-name="T30">협 조</text:span></text:p></table:table-cell><table:table-cell table:style-name="Table2.E5" office:value-type="string" table:protected="true" table:number-columns-spanned="2"><text:p text:style-name="P33_0"><text:span text:style-name="T32"/><text:bookmark text:name="CellField38987¡*협조7¡T"/></text:p></table:table-cell><table:covered-table-cell/><table:table-cell table:style-name="Table2.G5" office:value-type="string" table:protected="true" table:number-columns-spanned="2"><text:p text:style-name="P33_0"><text:span text:style-name="T32"/><text:bookmark text:name="CellField38988¡협조7¡T"/></text:p></table:table-cell><table:covered-table-cell/><table:table-cell table:style-name="Table2.I5" office:value-type="string" table:protected="true" table:number-columns-spanned="2"><text:p text:style-name="P33_0"><text:span text:style-name="T32"/><text:bookmark text:name="CellField38989¡*협조8¡T"/></text:p></table:table-cell><table:covered-table-cell/><table:table-cell table:style-name="Table2.K5" office:value-type="string" table:protected="true"><text:p text:style-name="P33_0"><text:span text:style-name="T32"/><text:bookmark text:name="CellField38990¡협조8¡T"/></text:p></table:table-cell></table:table-row><table:table-row table:style-name="Table2.6"><table:covered-table-cell/><table:covered-table-cell/><table:covered-table-cell/><table:covered-table-cell/><table:table-cell table:style-name="Table2.E6" office:value-type="string" table:protected="true" table:number-columns-spanned="2" table:number-rows-spanned="2"><text:p text:style-name="P33_0"><text:span text:style-name="T32"/><text:bookmark text:name="CellField38991¡*협조5¡T"/></text:p></table:table-cell><table:covered-table-cell/><table:table-cell table:style-name="Table2.G6" office:value-type="string" table:protected="true" table:number-columns-spanned="2" table:number-rows-spanned="2"><text:p text:style-name="P33_0"><text:span text:style-name="T32"/><text:bookmark text:name="CellField38992¡협조5¡T"/></text:p></table:table-cell><table:covered-table-cell/><table:table-cell table:style-name="Table2.I6" office:value-type="string" table:protected="true" table:number-columns-spanned="2" table:number-rows-spanned="2"><text:p text:style-name="P33_0"><text:span text:style-name="T32"/><text:bookmark text:name="CellField38993¡*협조6¡T"/></text:p></table:table-cell><table:covered-table-cell/><table:table-cell table:style-name="Table2.K6" office:value-type="string" table:protected="true" table:number-rows-spanned="2"><text:p text:style-name="P33_0"><text:span text:style-name="T32"/><text:bookmark text:name="CellField38994¡협조6¡T"/></text:p></table:table-cell></table:table-row><table:table-row table:style-name="Table2.7"><table:table-cell table:style-name="Table2.A7" office:value-type="string" table:protected="true" table:number-columns-spanned="2" table:number-rows-spanned="3"><text:p text:style-name="P33_0"><text:span text:style-name="T2"><draw:frame draw:style-name="gr1" svg:width="4.902cm" svg:height="0.966cm" svg:x="0cm" svg:y="0cm" draw:z-index="3" text:anchor-type="as-char"><draw:image xlink:href="Pictures/EMB00005207c9a4.jpg" xlink:type="simple" xlink:show="embed" xlink:actuate="onLoad"/></draw:frame>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2.8"><table:covered-table-cell/><table:covered-table-cell/><table:covered-table-cell/><table:covered-table-cell/><table:table-cell table:style-name="Table2.E8" office:value-type="string" table:protected="true" table:number-columns-spanned="2"><text:p text:style-name="P33_0"><text:span text:style-name="T32"/><text:bookmark text:name="CellField38995¡*협조3¡T"/></text:p></table:table-cell><table:covered-table-cell/><table:table-cell table:style-name="Table2.G8" office:value-type="string" table:protected="true" table:number-columns-spanned="2"><text:p text:style-name="P33_0"><text:span text:style-name="T32"/><text:bookmark text:name="CellField38996¡협조3¡T"/></text:p></table:table-cell><table:covered-table-cell/><table:table-cell table:style-name="Table2.I8" office:value-type="string" table:protected="true" table:number-columns-spanned="2"><text:p text:style-name="P33_0"><text:span text:style-name="T32"/><text:bookmark text:name="CellField38997¡*협조4¡T"/></text:p></table:table-cell><table:covered-table-cell/><table:table-cell table:style-name="Table2.K8" office:value-type="string" table:protected="true"><text:p text:style-name="P33_0"><text:span text:style-name="T32"/><text:bookmark text:name="CellField38998¡협조4¡T"/></text:p></table:table-cell></table:table-row><table:table-row table:style-name="Table2.9"><table:covered-table-cell/><table:covered-table-cell/><table:covered-table-cell/><table:covered-table-cell/><table:table-cell table:style-name="Table2.E9" office:value-type="string" table:protected="true" table:number-columns-spanned="2"><text:p text:style-name="P33_0"><text:span text:style-name="T32"/><text:bookmark text:name="CellField38999¡*협조1¡T"/></text:p></table:table-cell><table:covered-table-cell/><table:table-cell table:style-name="Table2.G9" office:value-type="string" table:protected="true" table:number-columns-spanned="2"><text:p text:style-name="P33_0"><text:span text:style-name="T32"/><text:bookmark text:name="CellField39000¡협조1¡T"/></text:p></table:table-cell><table:covered-table-cell/><table:table-cell table:style-name="Table2.I9" office:value-type="string" table:protected="true" table:number-columns-spanned="2"><text:p text:style-name="P33_0"><text:span text:style-name="T32"/><text:bookmark text:name="CellField39001¡*협조2¡T"/></text:p></table:table-cell><table:covered-table-cell/><table:table-cell table:style-name="Table2.K9" office:value-type="string" table:protected="true"><text:p text:style-name="P33_0"><text:span text:style-name="T32"/><text:bookmark text:name="CellField39002¡협조2¡T"/></text:p></table:table-cell></table:table-row><table:table-row table:style-name="Table2.10"><table:table-cell table:style-name="Table2.A10" office:value-type="string" table:protected="true" table:number-columns-spanned="11"><text:p text:style-name="P33_0"><text:span text:style-name="T2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2.11"><table:table-cell table:style-name="Table2.A11" office:value-type="string" table:number-columns-spanned="11"><text:p text:style-name="P33_0"><text:span text:style-name="T33">R을 이용한 데이터 처리 교육 결과</text:span><text:bookmark text:name="CellField39003¡¡T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/text:span></text:p>
      <text:p text:style-name="P20_0"><text:span text:style-name="T4"/></text:p>
      <text:p text:style-name="P20_0"><text:span text:style-name="T4"><text:s/><text:s text:c="5"/></text:span></text:p>
      <text:p text:style-name="P20_0"><text:span text:style-name="T4"/></text:p>
      <text:p text:style-name="P20_0"><text:span text:style-name="T4"/></text:p>
      <text:p text:style-name="P20_0"><text:span text:style-name="T4"/></text:p>
      <text:p text:style-name="P21_0"><text:span text:style-name="T4"><draw:frame draw:style-name="gr3" svg:width="6.333cm" svg:height="3.760cm" svg:x="0cm" svg:y="0cm" draw:z-index="4" text:anchor-type="as-char"><draw:image xlink:href="Pictures/EMB00005207c9a5.png" xlink:type="simple" xlink:show="embed" xlink:actuate="onLoad"/></draw:frame></text:span></text:p>
      <text:p text:style-name="P21_0"><text:span text:style-name="T4"/></text:p>
      <text:p text:style-name="P21_0"><text:span text:style-name="T4"/></text:p>
      <text:p text:style-name="P21_0"><text:span text:style-name="T4"/></text:p>
      <text:p text:style-name="P21_0"><text:span text:style-name="T4"/></text:p>
      <text:p text:style-name="P20_0"><text:span text:style-name="T4"/></text:p>
      <text:p text:style-name="P20_0"><text:span text:style-name="T4"><draw:frame draw:style-name="tableinfakeframe_gr4" svg:x="0.101cm" svg:y="0.029cm" draw:z-index="1" text:anchor-type="paragraph"><draw:text-box><table:table table:style-name="Table3"><table:table-column table:style-name="Table3.A"/><table:table-row table:style-name="Table3.1"><table:table-cell table:style-name="Table3.A1" office:value-type="string"><text:p text:style-name="P33_0"><text:span text:style-name="T34">보건환경연구원 북부지원</text:span><text:bookmark text:name="CellField39004¡¡T"/></text:p></table:table-cell></table:table-row></table:table></draw:text-box></draw:frame></text:span></text:p>
      <text:p text:style-name="P20_0"><text:span text:style-name="T4"/></text:p>
      <text:p text:style-name="P20_0"><text:span text:style-name="T15"/></text:p>
      <text:p text:style-name="P22_0"><text:span text:style-name="T16"><draw:frame draw:style-name="tableinfakeframe_gr5" svg:x="0cm" svg:y="0cm" draw:z-index="5" text:anchor-type="as-char"><draw:text-box><table:table table:style-name="Table4"><table:table-column table:style-name="Table4.A"/><table:table-row table:style-name="Table4.1"><table:table-cell table:style-name="Table4.A1" office:value-type="string"><text:p text:style-name="P33_0"><text:span text:style-name="T35">북부지원 R을 이용한 데이터 처리 교육 결과</text:span></text:p></table:table-cell></table:table-row></table:table></draw:text-box></draw:frame></text:span></text:p>
      <text:p text:style-name="P20_0"><text:span text:style-name="T17"><draw:frame draw:style-name="tableinfakeframe_gr6" svg:x="0cm" svg:y="0cm" draw:z-index="6" text:anchor-type="as-char"><draw:text-box><table:table table:style-name="Table5"><table:table-column table:style-name="Table5.A"/><table:table-row table:style-name="Table5.1"><table:table-cell table:style-name="Table5.A1" office:value-type="string"><text:p text:style-name="P37_0"><text:span text:style-name="T36">경기도보건환경연구원북부지원-12915(2023. 8. 22., "보건환경연구원 북부지원 R 교육 계획</text:span><text:span text:style-name="T37">")호</text:span><text:span text:style-name="T14">에 따른 교육 결과입니다.</text:span></text:p></table:table-cell></table:table-row></table:table></draw:text-box></draw:frame></text:span></text:p>
      <text:p text:style-name="P20_0"><text:span text:style-name="T17"/></text:p>
      <text:p text:style-name="P23_0"><text:span text:style-name="T17"><draw:frame draw:style-name="tableinfakeframe_gr7" svg:x="0cm" svg:y="0cm" draw:z-index="7" text:anchor-type="as-char"><draw:text-box><table:table table:style-name="Table6"><table:table-column table:style-name="Table6.A"/><table:table-column table:style-name="Table6.B"/><table:table-column table:style-name="Table6.C"/><table:table-row table:style-name="Table6.1"><table:table-cell table:style-name="Table6.A1" office:value-type="string"><text:p text:style-name="P38_0"><text:span text:style-name="T38">Ⅰ</text:span></text:p></table:table-cell><table:table-cell table:style-name="Table6.B1" office:value-type="string"><text:p text:style-name="P39_0"><text:span text:style-name="T39"/></text:p></table:table-cell><table:table-cell table:style-name="Table6.C1" office:value-type="string"><text:p text:style-name="P40_0"><text:span text:style-name="T40">교육 개요</text:span></text:p></table:table-cell></table:table-row></table:table></draw:text-box></draw:frame></text:span></text:p>
      <text:p text:style-name="P23_0"><text:span text:style-name="T14"><text:s/>○ 교 육 명: R을 이용한 데이터 처리 교육(대면 교육)</text:span></text:p>
      <text:p text:style-name="P24_0"><text:span text:style-name="T14"><text:s/>○ 학습유형: 기관주관교육(직장교육)</text:span></text:p>
      <text:p text:style-name="P24_0"><text:span text:style-name="T14"><text:s/>○ 일 <text:s text:c="3"/>시:</text:span></text:p>
      <text:p text:style-name="P24_0"><text:span text:style-name="T14"><draw:frame draw:style-name="tableinfakeframe_gr8" svg:x="0cm" svg:y="0cm" draw:z-index="16" text:anchor-type="as-char"><draw:text-box><table:table table:style-name="Table7"><table:table-column table:style-name="Table7.A"/><table:table-column table:style-name="Table7.B"/><table:table-column table:style-name="Table7.C"/><table:table-column table:style-name="Table7.D"/><table:table-row table:style-name="Table7.1"><table:table-cell table:style-name="Table7.A1" office:value-type="string"><text:p text:style-name="P41_0"><text:span text:style-name="T41">교육 구분</text:span></text:p></table:table-cell><table:table-cell table:style-name="Table7.B1" office:value-type="string"><text:p text:style-name="P41_0"><text:span text:style-name="T41">오전</text:span></text:p></table:table-cell><table:table-cell table:style-name="Table7.C1" office:value-type="string"><text:p text:style-name="P41_0"><text:span text:style-name="T41">오후</text:span></text:p></table:table-cell><table:table-cell table:style-name="Table7.D1" office:value-type="string"><text:p text:style-name="P41_0"><text:span text:style-name="T41">교육 시간</text:span></text:p></table:table-cell></table:table-row><table:table-row table:style-name="Table7.2"><table:table-cell table:style-name="Table7.A2" office:value-type="string"><text:p text:style-name="P41_0"><text:span text:style-name="T42">1차: 2023.09.04.(월)</text:span></text:p></table:table-cell><table:table-cell table:style-name="Table7.B2" office:value-type="string"><text:p text:style-name="P41_0"><text:span text:style-name="T42">10:00 ~ 11:00</text:span></text:p></table:table-cell><table:table-cell table:style-name="Table7.C2" office:value-type="string"><text:p text:style-name="P41_0"><text:span text:style-name="T42">13:00 ~ 16:00</text:span></text:p></table:table-cell><table:table-cell table:style-name="Table7.D2" office:value-type="string"><text:p text:style-name="P41_0"><text:span text:style-name="T42">4시간</text:span></text:p></table:table-cell></table:table-row><table:table-row table:style-name="Table7.3"><table:table-cell table:style-name="Table7.A3" office:value-type="string"><text:p text:style-name="P41_0"><text:span text:style-name="T42">2차: 2023.09.05.(화)</text:span></text:p></table:table-cell><table:table-cell table:style-name="Table7.B3" office:value-type="string"><text:p text:style-name="P41_0"><text:span text:style-name="T42">10:00 ~ 11:00</text:span></text:p></table:table-cell><table:table-cell table:style-name="Table7.C3" office:value-type="string"><text:p text:style-name="P41_0"><text:span text:style-name="T42">13:00 ~ 16:00</text:span></text:p></table:table-cell><table:table-cell table:style-name="Table7.D3" office:value-type="string"><text:p text:style-name="P41_0"><text:span text:style-name="T42">4시간</text:span></text:p></table:table-cell></table:table-row><table:table-row table:style-name="Table7.4"><table:table-cell table:style-name="Table7.A4" office:value-type="string"><text:p text:style-name="P41_0"><text:span text:style-name="T42">3차: 2023.09.06.(수)</text:span></text:p></table:table-cell><table:table-cell table:style-name="Table7.B4" office:value-type="string"><text:p text:style-name="P41_0"><text:span text:style-name="T42">10:00 ~ 11:00</text:span></text:p></table:table-cell><table:table-cell table:style-name="Table7.C4" office:value-type="string"><text:p text:style-name="P41_0"><text:span text:style-name="T42">13:00 ~ 16:00</text:span></text:p></table:table-cell><table:table-cell table:style-name="Table7.D4" office:value-type="string"><text:p text:style-name="P41_0"><text:span text:style-name="T42">4시간</text:span></text:p></table:table-cell></table:table-row></table:table></draw:text-box></draw:frame></text:span></text:p>
      <text:p text:style-name="P24_0"><text:span text:style-name="T14"><text:s/>○ 강 <text:s text:c="3"/>사: 보건환경연구원 북부지원 조의호</text:span></text:p>
      <text:p text:style-name="P24_0"><text:span text:style-name="T14"><text:s/>○ 교육인원: </text:span><text:span text:style-name="T18">[붙임 참고]</text:span></text:p>
      <text:p text:style-name="P24_0"><text:span text:style-name="T18"/></text:p>
      <text:p text:style-name="P25_0"><text:span text:style-name="T19"/></text:p>
      <text:p text:style-name="P26_0"><text:span text:style-name="T20"><draw:frame draw:style-name="tableinfakeframe_gr9" svg:x="0cm" svg:y="0cm" draw:z-index="9" text:anchor-type="as-char"><draw:text-box><table:table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P38_0"><text:span text:style-name="T38">Ⅱ</text:span></text:p></table:table-cell><table:table-cell table:style-name="Table8.B1" office:value-type="string"><text:p text:style-name="P39_0"><text:span text:style-name="T39"/></text:p></table:table-cell><table:table-cell table:style-name="Table8.C1" office:value-type="string"><text:p text:style-name="P31_0"><text:span text:style-name="T40">교육 내용</text:span></text:p></table:table-cell></table:table-row></table:table></draw:text-box></draw:frame></text:span></text:p>
      <text:p text:style-name="P26_0"><text:span text:style-name="T16"><draw:frame draw:style-name="tableinfakeframe_gr10" svg:x="0cm" svg:y="0cm" draw:z-index="17" text:anchor-type="as-char"><draw:text-box><table:table table:style-name="Table9"><table:table-column table:style-name="Table9.A"/><table:table-column table:style-name="Table9.B"/><table:table-column table:style-name="Table9.C"/><table:table-row table:style-name="Table9.1"><table:table-cell table:style-name="Table9.A1" office:value-type="string" table:number-columns-spanned="2"><text:p text:style-name="P41_0"><text:span text:style-name="T41">교육일정</text:span></text:p></table:table-cell><table:covered-table-cell/><table:table-cell table:style-name="Table9.C1" office:value-type="string"><text:p text:style-name="P42_0"><text:span text:style-name="T43">내용</text:span></text:p></table:table-cell></table:table-row><table:table-row table:style-name="Table9.2"><table:table-cell table:style-name="Table9.A2" office:value-type="string" table:number-rows-spanned="2"><text:p text:style-name="P41_0"><text:span text:style-name="T44">1차</text:span></text:p></table:table-cell><table:table-cell table:style-name="Table9.B2" office:value-type="string"><text:p text:style-name="P41_0"><text:span text:style-name="T44">오전</text:span></text:p></table:table-cell><table:table-cell table:style-name="Table9.C2" office:value-type="string"><text:p text:style-name="P65_21"><text:span text:style-name="T45">- 교육관련 질의 응답 및 방향성 설정</text:span></text:p></table:table-cell></table:table-row><table:table-row table:style-name="Table9.3"><table:covered-table-cell/><table:table-cell table:style-name="Table9.B3" office:value-type="string"><text:p text:style-name="P41_0"><text:span text:style-name="T44">오후</text:span></text:p></table:table-cell><table:table-cell table:style-name="Table9.C3" office:value-type="string"><text:p text:style-name="P65_21"><text:span text:style-name="T45">- 변수, 함수, 분석기초</text:span></text:p></table:table-cell></table:table-row><table:table-row table:style-name="Table9.4"><table:table-cell table:style-name="Table9.A4" office:value-type="string" table:number-rows-spanned="2"><text:p text:style-name="P41_0"><text:span text:style-name="T44">2차</text:span></text:p></table:table-cell><table:table-cell table:style-name="Table9.B4" office:value-type="string"><text:p text:style-name="P41_0"><text:span text:style-name="T44">오전</text:span></text:p></table:table-cell><table:table-cell table:style-name="Table9.C4" office:value-type="string"><text:p text:style-name="P37_0"><text:span text:style-name="T46">- 데이터 분석 기초</text:span></text:p></table:table-cell></table:table-row><table:table-row table:style-name="Table9.5"><table:covered-table-cell/><table:table-cell table:style-name="Table9.B5" office:value-type="string"><text:p text:style-name="P41_0"><text:span text:style-name="T44">오후</text:span></text:p></table:table-cell><table:table-cell table:style-name="Table9.C5" office:value-type="string"><text:p text:style-name="P37_0"><text:span text:style-name="T46">- 데이터 가공/정제, 그래프 만들기</text:span></text:p></table:table-cell></table:table-row><table:table-row table:style-name="Table9.6"><table:table-cell table:style-name="Table9.A6" office:value-type="string" table:number-rows-spanned="2"><text:p text:style-name="P41_0"><text:span text:style-name="T44">3차</text:span></text:p></table:table-cell><table:table-cell table:style-name="Table9.B6" office:value-type="string"><text:p text:style-name="P41_0"><text:span text:style-name="T44">오전</text:span></text:p></table:table-cell><table:table-cell table:style-name="Table9.C6" office:value-type="string"><text:p text:style-name="P37_0"><text:span text:style-name="T46">- 데이터 크롤링을 위한 기초 지식</text:span></text:p></table:table-cell></table:table-row><table:table-row table:style-name="Table9.7"><table:covered-table-cell/><table:table-cell table:style-name="Table9.B7" office:value-type="string"><text:p text:style-name="P41_0"><text:span text:style-name="T44">오후</text:span></text:p></table:table-cell><table:table-cell table:style-name="Table9.C7" office:value-type="string"><text:p text:style-name="P37_0"><text:span text:style-name="T46">- 데이터 크롤링 실습</text:span></text:p></table:table-cell></table:table-row></table:table></draw:text-box></draw:frame></text:span></text:p>
      <text:p text:style-name="P27_0"><text:span text:style-name="T16"><draw:frame draw:style-name="tableinfakeframe_gr11" svg:x="0cm" svg:y="0cm" draw:z-index="8" text:anchor-type="as-char"><draw:text-box><table:table table:style-name="Table10"><table:table-column table:style-name="Table10.A"/><table:table-column table:style-name="Table10.B"/><table:table-column table:style-name="Table10.C"/><table:table-row table:style-name="Table10.1"><table:table-cell table:style-name="Table10.A1" office:value-type="string"><text:p text:style-name="P38_0"><text:span text:style-name="T38">Ⅲ</text:span></text:p></table:table-cell><table:table-cell table:style-name="Table10.B1" office:value-type="string"><text:p text:style-name="P39_0"><text:span text:style-name="T39"/></text:p></table:table-cell><table:table-cell table:style-name="Table10.C1" office:value-type="string"><text:p text:style-name="P31_0"><text:span text:style-name="T40">교육 사진</text:span></text:p></table:table-cell></table:table-row></table:table></draw:text-box></draw:frame></text:span></text:p>
      <table:table table:style-name="Table11">
        <table:table-column table:style-name="Table11.A"/>
        <table:table-row table:style-name="Table11.1">
          <table:table-cell table:style-name="Table11.A1" office:value-type="string">
            <text:p text:style-name="P33_0"><text:span text:style-name="T2"><draw:frame draw:style-name="gr12" svg:width="16.439cm" svg:height="12.331cm" svg:x="0cm" svg:y="0cm" draw:z-index="22" text:anchor-type="paragraph"><draw:image xlink:href="Pictures/EMB00005207c9a6.png" xlink:type="simple" xlink:show="embed" xlink:actuate="onLoad"/></draw:frame></text:span></text:p>
          </table:table-cell>
        </table:table-row>
      </table:table>
      <text:p text:style-name="P29_0"><text:span text:style-name="T16"/></text:p>
      <text:p text:style-name="P30_0"><text:span text:style-name="T22"/></text:p>
      <text:p text:style-name="P29_0"><text:span text:style-name="T17"><draw:frame draw:style-name="tableinfakeframe_gr13" svg:x="0cm" svg:y="0cm" draw:z-index="10" text:anchor-type="as-char"><draw:text-box><table:table table:style-name="Table12"><table:table-column table:style-name="Table12.A"/><table:table-column table:style-name="Table12.B"/><table:table-column table:style-name="Table12.C"/><table:table-row table:style-name="Table12.1"><table:table-cell table:style-name="Table12.A1" office:value-type="string"><text:p text:style-name="P38_0"><text:span text:style-name="T38">Ⅳ</text:span></text:p></table:table-cell><table:table-cell table:style-name="Table12.B1" office:value-type="string"><text:p text:style-name="P39_0"><text:span text:style-name="T39"/></text:p></table:table-cell><table:table-cell table:style-name="Table12.C1" office:value-type="string"><text:p text:style-name="P31_0"><text:span text:style-name="T40">향후 계획</text:span></text:p></table:table-cell></table:table-row></table:table></draw:text-box></draw:frame></text:span></text:p>
      <text:p text:style-name="P24_0"><text:span text:style-name="T23"><text:s/>○ 상시학습 등록</text:span></text:p>
      <text:p text:style-name="P24_0"><text:span text:style-name="T23"/></text:p>
      <text:p text:style-name="P24_0"><text:span text:style-name="T23">붙임 <text:s text:c="1"/>1. 북부지원 R 교육 참석자 명단 1부.</text:span></text:p>
      <text:p text:style-name="P24_0"><text:span text:style-name="T23"><text:s/><text:s text:c="5"/>2. 북부지원 R 교육 참석자 명단_서명 1부. <text:s text:c="1"/>끝.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견명조" style:name="HY견명조"/>
    <style:font-face svg:font-family="HY신명조" style:name="HY신명조"/>
    <style:font-face svg:font-family="HY중고딕" style:name="HY중고딕"/>
    <style:font-face svg:font-family="Times New Roman" style:name="Times New Roman"/>
    <style:font-face svg:font-family="굴림체" style:name="굴림체"/>
    <style:font-face svg:font-family="맑은 고딕" style:name="맑은 고딕"/>
    <style:font-face svg:font-family="바탕체" style:name="바탕체"/>
    <style:font-face svg:font-family="한컴바탕" style:name="한컴바탕"/>
    <style:font-face svg:font-family="함초롬돋움" style:name="함초롬돋움"/>
    <style:font-face svg:font-family="함초롬바탕" style:name="함초롬바탕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본문" style:display-name="본문" style:family="paragraph">
      <style:paragraph-properties fo:line-height="165%" fo:text-align="justify" fo:margin-left="0.618cm" fo:margin-right="0.618cm" fo:text-indent="0cm" fo:margin-top="0.150cm" fo:margin-bottom="0.15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 style:text-scale="98%"/>
    </style:style>
    <style:style style:name="개요 1" style:display-name="개요 1" style:family="paragraph">
      <style:paragraph-properties fo:line-height="160%" fo:text-align="justify" fo:margin-left="0.262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615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0.968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321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674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026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379cm" fo:margin-right="0cm" fo:text-indent="-0.262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쪽 번호" style:display-name="쪽 번호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HY견고딕" style:font-name-complex="함초롬돋움" fo:font-family="함초롬바탕" style:font-family-asian="HY견고딕" style:font-family-complex="함초롬돋움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end" fo:margin-left="0cm" fo:margin-right="0.353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6cm" fo:margin-right="0cm" fo:text-indent="-0.466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48pt" style:font-size-asian="9.48pt" style:font-size-complex="9.48pt" fo:letter-spacing="0.00pt" fo:language="en" style:language-asian="ko" fo:country="US" style:country-asian="KR" style:letter-kerning="false"/>
    </style:style>
    <style:style style:name="그림캡션" style:display-name="그림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표캡션" style:display-name="표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수식캡션" style:display-name="수식캡션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anguage="en" style:language-asian="ko" fo:country="US" style:country-asian="KR" style:letter-kerning="false"/>
    </style:style>
    <style:style style:name="찾아보기" style:display-name="찾아보기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anguage="en" style:language-asian="ko" fo:country="US" style:country-asian="KR" style:letter-kerning="false"/>
    </style:style>
    <style:style style:name="동그라미" style:display-name="동그라미" style:family="paragraph">
      <style:paragraph-properties fo:line-height="175%" fo:text-align="justify" fo:margin-left="1.587cm" fo:margin-right="0cm" fo:text-indent="-1.587cm" fo:margin-top="0cm" fo:margin-bottom="0cm" fo:background-color="transparent" fo:border="none" style:shadow="none" style:text-autospace="none" style:vertical-align="auto" style:snap-to-layout-grid="false"/>
      <style:text-properties style:font-name="HY신명조" style:font-name-asian="HY신명조" style:font-name-complex="HY신명조" fo:font-family="HY신명조" style:font-family-asian="HY신명조" style:font-family-complex="HY신명조" fo:font-size="16.00pt" style:font-size-asian="16.00pt" style:font-size-complex="16.00pt" fo:letter-spacing="0.00pt" fo:language="en" style:language-asian="ko" fo:country="US" style:country-asian="KR" style:letter-kerning="false" style:text-scale="90%"/>
    </style:style>
    <style:style style:name="큰제목(양재 25)" style:display-name="큰제목(양재 25)" style:family="paragraph">
      <style:paragraph-properties fo:line-height="15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/>
      <style:text-properties style:font-name="함초롬바탕" style:font-name-asian="함초롬바탕" style:font-name-complex="HY중고딕" fo:font-family="함초롬바탕" style:font-family-asian="함초롬바탕" style:font-family-complex="HY중고딕" fo:font-size="25.00pt" style:font-size-asian="25.00pt" style:font-size-complex="25.00pt" fo:letter-spacing="0.00pt" fo:language="en" style:language-asian="ko" fo:country="US" style:country-asian="KR" fo:font-weight="bold" style:font-weight-asian="bold" style:font-weight-complex="bold" style:letter-kerning="false"/>
    </style:style>
    <style:style style:name="xl67" style:display-name="xl67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middle" style:snap-to-layout-grid="true"/>
      <style:text-properties style:font-name="맑은 고딕" style:font-name-asian="맑은 고딕" style:font-name-complex="맑은 고딕" fo:font-family="맑은 고딕" style:font-family-asian="맑은 고딕" style:font-family-complex="맑은 고딕" fo:font-size="11.00pt" style:font-size-asian="11.00pt" style:font-size-complex="11.00pt" fo:letter-spacing="0.00pt" fo:language="en" style:language-asian="ko" fo:country="US" style:country-asian="KR" style:letter-kerning="false"/>
    </style:style>
    <style:style style:name="xl66" style:display-name="xl66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한컴바탕" style:font-name-complex="한컴바탕" fo:font-family="함초롬바탕" style:font-family-asian="한컴바탕" style:font-family-complex="한컴바탕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xl131" style:display-name="xl131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middle" style:snap-to-layout-grid="true"/>
      <style:text-properties style:font-name="굴림체" style:font-name-asian="굴림체" style:font-name-complex="굴림체" fo:font-family="굴림체" style:font-family-asian="굴림체" style:font-family-complex="굴림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강사명" style:display-name="강사명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fals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0.00pt" fo:language="en" style:language-asian="ko" fo:country="US" style:country-asian="KR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style:font-name="바탕체" style:font-name-asian="바탕체" style:font-name-complex="바탕체" fo:font-family="바탕체" style:font-family-asian="바탕체" style:font-family-complex="바탕체" fo:font-size="10.00pt" style:font-size-asian="10.00pt" style:font-size-complex="10.00pt" fo:letter-spacing="0.00pt" fo:language="en" style:language-asian="ko" fo:country="US" style:country-asian="KR" style:letter-kerning="false"/>
    </style:style>
    <style:style style:name="MP32_0" style:family="paragraph">
      <style:paragraph-properties fo:line-height="123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false">
        <style:tab-stops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" style:type="left" style:leader-style="none"/>
          <style:tab-stop style:position="1.411cm" style:type="left" style:leader-style="none"/>
          <style:tab-stop style:position="2.822cm" style:type="left" style:leader-style="none"/>
          <style:tab-stop style:position="4.233cm" style:type="left" style:leader-style="none"/>
          <style:tab-stop style:position="5.644cm" style:type="left" style:leader-style="none"/>
          <style:tab-stop style:position="7.056cm" style:type="left" style:leader-style="none"/>
          <style:tab-stop style:position="8.467cm" style:type="left" style:leader-style="none"/>
          <style:tab-stop style:position="9.878cm" style:type="left" style:leader-style="none"/>
          <style:tab-stop style:position="11.289cm" style:type="left" style:leader-style="none"/>
          <style:tab-stop style:position="12.700cm" style:type="left" style:leader-style="none"/>
          <style:tab-stop style:position="14.111cm" style:type="left" style:leader-style="none"/>
          <style:tab-stop style:position="15.522cm" style:type="left" style:leader-style="none"/>
          <style:tab-stop style:position="16.933cm" style:type="left" style:leader-style="none"/>
          <style:tab-stop style:position="18.344cm" style:type="left" style:leader-style="none"/>
          <style:tab-stop style:position="19.756cm" style:type="left" style:leader-style="none"/>
          <style:tab-stop style:position="21.167cm" style:type="left" style:leader-style="none"/>
          <style:tab-stop style:position="22.578cm" style:type="left" style:leader-style="none"/>
          <style:tab-stop style:position="23.989cm" style:type="left" style:leader-style="none"/>
          <style:tab-stop style:position="25.400cm" style:type="left" style:leader-style="none"/>
          <style:tab-stop style:position="26.811cm" style:type="left" style:leader-style="none"/>
          <style:tab-stop style:position="28.222cm" style:type="left" style:leader-style="none"/>
          <style:tab-stop style:position="29.633cm" style:type="left" style:leader-style="none"/>
          <style:tab-stop style:position="31.044cm" style:type="left" style:leader-style="none"/>
          <style:tab-stop style:position="32.456cm" style:type="left" style:leader-style="none"/>
          <style:tab-stop style:position="33.867cm" style:type="left" style:leader-style="none"/>
          <style:tab-stop style:position="35.278cm" style:type="left" style:leader-style="none"/>
          <style:tab-stop style:position="36.689cm" style:type="left" style:leader-style="none"/>
          <style:tab-stop style:position="38.100cm" style:type="left" style:leader-style="none"/>
          <style:tab-stop style:position="39.511cm" style:type="left" style:leader-style="none"/>
          <style:tab-stop style:position="40.922cm" style:type="left" style:leader-style="none"/>
          <style:tab-stop style:position="42.333cm" style:type="left" style:leader-style="none"/>
          <style:tab-stop style:position="43.744cm" style:type="left" style:leader-style="none"/>
        </style:tab-stops>
      </style:paragraph-properties>
    </style:style>
    <style:page-layout style:name="Mpm1">
      <style:page-layout-properties fo:page-width="21.000cm" fo:page-height="29.700cm" style:print-orientation="portrait" fo:margin-left="2.000cm" fo:margin-right="2.000cm" fo:margin-top="1.000cm" fo:margin-bottom="0.5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  <style:header-style>
        <style:header-footer-properties svg:height="1.500cm"/>
      </style:header-style>
      <style:footer-style>
        <style:header-footer-properties svg:height="2.000cm"/>
      </style:footer-style>
    </style:page-layout>
  </office:automatic-styles>
  <office:master-styles>
    <style:master-page style:name="Standard" style:page-layout-name="Mpm1">
      <style:footer>
        <text:p text:style-name="MP32_0"><text:span text:style-name="MT2">문서관리카드경기도보건환경연구원북부지원-13763 <text:s text:c="1"/><text:page-number style:num-format="1" text:select-page="current"/>/<text:page-count style:num-format="1"/></text:span></text:p>
      </style:footer>
      <style:header>
        <text:p text:style-name="MP32_0"><text:span text:style-name="MT2">저장 : 조의호 / 경기도보건환경연구원북부지원 (2023-09-07 11:17:40)</text:span></text:p>
      </style:head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meta>
    <dc:title>본문을 입력하세요</dc:title>
    <dc:description xml:space="preserve">


</dc:description>
    <dc:subject/>
    <meta:keyword xml:space="preserve">

</meta:keyword>
    <dc:creator>Administrator</dc:creator>
    <meta:creation-date>1970-01-01T09:00:00.000</meta:creation-date>
    <meta:print-date>1970-01-01T00:00:00.000000000</meta:print-date>
    <meta:generator xml:space="preserve">hwp/hangul/10, 90, 0, 913/CentOS_Linux_release_7.7.1908_(Core)
</meta:generator>
  </office:meta>
</office:document-meta>
</file>